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05B0000003D3AB755E2.gif"/>
  <manifest:file-entry manifest:media-type="image/png" manifest:full-path="Pictures/10000201000007D0000001EA493EF03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T E 23 BC 70 8t 00" svg:font-family="'TT E 23 BC 70 8t 00', 'TT E 23 BC 70 8t'"/>
    <style:font-face style:name="Tahoma2" svg:font-family="Tahoma"/>
    <style:font-face style:name="Courier New" svg:font-family="'Courier New'" style:font-family-generic="modern"/>
    <style:font-face style:name="Sans" svg:font-family="Sans" style:font-family-generic="swiss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Palatino" svg:font-family="Palatino" style:font-family-generic="roman" style:font-pitch="variable"/>
    <style:font-face style:name="Thorndale" svg:font-family="Thorndale, 'Times New Roman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1" style:family="table">
      <style:table-properties style:width="6.3597in" table:align="center" style:writing-mode="lr-tb"/>
    </style:style>
    <style:style style:name="Tableau1.A" style:family="table-column">
      <style:table-column-properties style:column-width="1.1736in"/>
    </style:style>
    <style:style style:name="Tableau1.B" style:family="table-column">
      <style:table-column-properties style:column-width="1.6313in"/>
    </style:style>
    <style:style style:name="Tableau1.C" style:family="table-column">
      <style:table-column-properties style:column-width="3.5549in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background-color="#c1131d" fo:padding-left="0.0486in" fo:padding-right="0.0486in" fo:padding-top="0in" fo:padding-bottom="0in" fo:border-left="0.0069in solid #ff00ff" fo:border-right="0.0069in solid #ff00ff" fo:border-top="0.0069in solid #c00d2d" fo:border-bottom="0.0069in solid #ff00ff" style:writing-mode="lr-tb">
        <style:background-image/>
      </style:table-cell-properties>
    </style:style>
    <style:style style:name="Tableau1.A2" style:family="table-cell">
      <style:table-cell-properties style:vertical-align="top" fo:padding-left="0.0486in" fo:padding-right="0.0486in" fo:padding-top="0in" fo:padding-bottom="0in" fo:border-left="0.0069in solid #c00d2d" fo:border-right="none" fo:border-top="0.0069in solid #c00d2d" fo:border-bottom="0.0069in solid #c00d2d" style:writing-mode="lr-tb"/>
    </style:style>
    <style:style style:name="Tableau1.C2" style:family="table-cell">
      <style:table-cell-properties style:vertical-align="top" fo:padding-left="0.0486in" fo:padding-right="0.0486in" fo:padding-top="0in" fo:padding-bottom="0in" fo:border="0.0069in solid #c00d2d" style:writing-mode="lr-tb"/>
    </style:style>
    <style:style style:name="Tableau1.3" style:family="table-row">
      <style:table-row-properties style:min-row-height="0.5in" style:keep-together="false" fo:keep-together="always"/>
    </style:style>
    <style:style style:name="Tableau1.A3" style:family="table-cell">
      <style:table-cell-properties style:vertical-align="middle" fo:padding-left="0.0486in" fo:padding-right="0.0486in" fo:padding-top="0in" fo:padding-bottom="0in" fo:border-left="0.0069in solid #c00d2d" fo:border-right="none" fo:border-top="none" fo:border-bottom="0.0069in solid #c00d2d" style:writing-mode="lr-tb"/>
    </style:style>
    <style:style style:name="Tableau1.B3" style:family="table-cell" style:data-style-name="N37">
      <style:table-cell-properties style:vertical-align="middle" fo:padding-left="0.0486in" fo:padding-right="0.0486in" fo:padding-top="0in" fo:padding-bottom="0in" fo:border-left="0.0069in solid #c00d2d" fo:border-right="none" fo:border-top="none" fo:border-bottom="0.0069in solid #c00d2d" style:writing-mode="lr-tb"/>
    </style:style>
    <style:style style:name="Tableau1.C3" style:family="table-cell">
      <style:table-cell-properties style:vertical-align="middle" fo:padding-left="0.0486in" fo:padding-right="0.0486in" fo:padding-top="0in" fo:padding-bottom="0in" fo:border-left="0.0069in solid #c00d2d" fo:border-right="0.0069in solid #c00d2d" fo:border-top="none" fo:border-bottom="0.0069in solid #c00d2d" style:writing-mode="lr-tb"/>
    </style:style>
    <style:style style:name="Tableau2" style:family="table">
      <style:table-properties style:width="6.309in" table:align="center" style:writing-mode="lr-tb"/>
    </style:style>
    <style:style style:name="Tableau2.A" style:family="table-column">
      <style:table-column-properties style:column-width="1.1799in"/>
    </style:style>
    <style:style style:name="Tableau2.B" style:family="table-column">
      <style:table-column-properties style:column-width="1.75in"/>
    </style:style>
    <style:style style:name="Tableau2.D" style:family="table-column">
      <style:table-column-properties style:column-width="1.6292in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eau2.B1" style:family="table-cell">
      <style:table-cell-properties style:vertical-align="middle" fo:background-color="#c1131d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2.D1" style:family="table-cell">
      <style:table-cell-properties style:vertical-align="middle" fo:background-color="#c1131d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au2.2" style:family="table-row">
      <style:table-row-properties style:min-row-height="0.4021in" style:keep-together="false" fo:keep-together="always"/>
    </style:style>
    <style:style style:name="Tableau2.A2" style:family="table-cell">
      <style:table-cell-properties style:vertical-align="top" fo:background-color="#c1131d" fo:padding-left="0.0486in" fo:padding-right="0.0486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2.B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c00d2d" style:writing-mode="lr-tb"/>
    </style:style>
    <style:style style:name="Tableau2.C2" style:family="table-cell">
      <style:table-cell-properties style:vertical-align="middle" fo:padding-left="0.0486in" fo:padding-right="0.0486in" fo:padding-top="0in" fo:padding-bottom="0in" fo:border-left="0.0069in solid #c00d2d" fo:border-right="none" fo:border-top="none" fo:border-bottom="0.0069in solid #c00d2d" style:writing-mode="lr-tb"/>
    </style:style>
    <style:style style:name="Tableau2.D2" style:family="table-cell">
      <style:table-cell-properties style:vertical-align="middle" fo:padding-left="0.0486in" fo:padding-right="0.0486in" fo:padding-top="0in" fo:padding-bottom="0in" fo:border-left="0.0069in solid #c00d2d" fo:border-right="0.0069in solid #c00d2d" fo:border-top="none" fo:border-bottom="0.0069in solid #c00d2d" style:writing-mode="lr-tb"/>
    </style:style>
    <style:style style:name="Tableau2.3" style:family="table-row">
      <style:table-row-properties style:min-row-height="0.4431in" style:keep-together="false" fo:keep-together="always"/>
    </style:style>
    <style:style style:name="Tableau2.A3" style:family="table-cell">
      <style:table-cell-properties style:vertical-align="middle" fo:background-color="#c1131d" fo:padding-left="0.0486in" fo:padding-right="0.0486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2.4" style:family="table-row">
      <style:table-row-properties style:min-row-height="0.6347in" style:keep-together="false" fo:keep-together="always"/>
    </style:style>
    <style:style style:name="Tableau2.B4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c00d2d" style:writing-mode="lr-tb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58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3458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3458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3.3458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3458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3.3458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3.3458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3.3458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3.3458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3.3458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3.3458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3.3458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3.3458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24in" table:align="margins"/>
    </style:style>
    <style:style style:name="Table16.A" style:family="table-column">
      <style:table-column-properties style:column-width="3.3458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24in" table:align="margins"/>
    </style:style>
    <style:style style:name="Table17.A" style:family="table-column">
      <style:table-column-properties style:column-width="3.3458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Standard">
      <style:paragraph-properties fo:margin-top="0in" fo:margin-bottom="0.1945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P3" style:family="paragraph" style:parent-style-name="Standard">
      <style:paragraph-properties fo:margin-top="0.1945in" fo:margin-bottom="0in" fo:text-align="center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P4" style:family="paragraph" style:parent-style-name="Header">
      <style:paragraph-properties fo:margin-top="0.0417in" fo:margin-bottom="0.0417in" fo:orphans="2" fo:widows="2" style:snap-to-layout-grid="false" style:writing-mode="lr-tb"/>
      <style:text-properties style:use-window-font-color="true" style:font-name="Arial Narrow1" fo:font-size="10pt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top="0.0417in" fo:margin-bottom="0in"/>
    </style:style>
    <style:style style:name="P6" style:family="paragraph" style:parent-style-name="Standard">
      <style:paragraph-properties fo:margin-top="0.0417in" fo:margin-bottom="0in"/>
      <style:text-properties fo:language="zxx" fo:country="none" style:language-asian="zxx" style:country-asian="none"/>
    </style:style>
    <style:style style:name="P7" style:family="paragraph" style:parent-style-name="Standard">
      <style:paragraph-properties fo:margin-top="0.0417in" fo:margin-bottom="0in">
        <style:tab-stops>
          <style:tab-stop style:position="0.278in"/>
          <style:tab-stop style:position="6.6862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0417in" fo:margin-bottom="0in" fo:text-align="center" style:justify-single-word="false" fo:break-before="page"/>
      <style:text-properties fo:font-variant="small-caps" fo:font-size="18pt" fo:font-weight="bold" style:font-size-asian="18pt" style:font-weight-asian="bold" style:font-size-complex="18pt" style:font-weight-complex="bold"/>
    </style:style>
    <style:style style:name="P9" style:family="paragraph" style:parent-style-name="Footer">
      <style:paragraph-properties fo:margin-left="2.25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9pt" fo:language="zxx" fo:country="none" fo:font-weight="bold" style:font-size-asian="9pt" style:language-asian="zxx" style:country-asian="none" style:font-weight-asian="bold"/>
    </style:style>
    <style:style style:name="P10" style:family="paragraph" style:parent-style-name="Footer">
      <style:paragraph-properties fo:margin-left="1.5736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fo:font-weight="bold" style:font-size-asian="6pt" style:font-weight-asian="bold" style:font-size-complex="6pt"/>
    </style:style>
    <style:style style:name="P11" style:family="paragraph" style:parent-style-name="Footer">
      <style:paragraph-properties fo:margin-left="1.5736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style:font-size-asian="6pt" style:font-size-complex="6pt"/>
    </style:style>
    <style:style style:name="P12" style:family="paragraph" style:parent-style-name="Footer">
      <style:paragraph-properties fo:margin-left="1.5909in" fo:margin-right="0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style:font-size-asian="6pt" style:font-size-complex="6pt"/>
    </style:style>
    <style:style style:name="P13" style:family="paragraph" style:parent-style-name="Footer">
      <style:paragraph-properties fo:margin-left="1.5909in" fo:margin-right="0in" fo:text-align="justify" style:justify-single-word="false" fo:text-indent="0in" style:auto-text-indent="false">
        <style:tab-stops>
          <style:tab-stop style:position="0.6339in" style:type="center"/>
          <style:tab-stop style:position="3.5181in" style:type="right"/>
          <style:tab-stop style:position="4.5425in" style:type="right"/>
        </style:tab-stops>
      </style:paragraph-properties>
    </style:style>
    <style:style style:name="P14" style:family="paragraph" style:parent-style-name="Standard"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/>
      <style:text-properties fo:font-size="22pt" fo:language="zxx" fo:country="none" fo:font-weight="bold" style:font-size-asian="22pt" style:language-asian="zxx" style:country-asian="none" style:font-weight-asian="bold" style:font-size-complex="22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color="#ffffff" fo:font-size="12pt" fo:text-shadow="1pt 1pt" fo:font-weight="bold" style:font-size-asian="12pt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ffffff" fo:font-size="12pt" fo:text-shadow="1pt 1pt" fo:font-weight="bold" style:font-size-asian="12pt" style:font-weight-asian="bold"/>
    </style:style>
    <style:style style:name="P20" style:family="paragraph" style:parent-style-name="Standard">
      <style:text-properties fo:color="#cc0000" fo:font-size="11pt" fo:language="zxx" fo:country="none" fo:font-style="italic" fo:font-weight="bold" style:font-size-asian="11pt" style:language-asian="zxx" style:country-asian="none" style:font-style-asian="italic" style:font-weight-asian="bold"/>
    </style:style>
    <style:style style:name="P21" style:family="paragraph" style:parent-style-name="Standard">
      <style:paragraph-properties fo:margin-left="0in" fo:margin-right="-0.0016in" fo:text-align="center" style:justify-single-word="false" fo:text-indent="0in" style:auto-text-indent="false" fo:padding-left="0.0555in" fo:padding-right="0.0555in" fo:padding-top="0.0138in" fo:padding-bottom="0.0138in" fo:border="0.0071in solid #000000">
        <style:tab-stops>
          <style:tab-stop style:position="-0.5in"/>
        </style:tab-stops>
      </style:paragraph-properties>
      <style:text-properties fo:color="#cc0000" fo:font-size="20pt" fo:language="zxx" fo:country="none" fo:font-weight="bold" style:font-size-asian="20pt" style:language-asian="zxx" style:country-asian="none" style:font-weight-asian="bold"/>
    </style:style>
    <style:style style:name="P22" style:family="paragraph" style:parent-style-name="Body_20_Text_20_21">
      <style:paragraph-properties fo:margin-left="0.1972in" fo:margin-right="0in" fo:text-align="start" style:justify-single-word="false" fo:text-indent="0in" style:auto-text-indent="false"/>
      <style:text-properties fo:color="#cc0000" style:font-name="Arial Narrow1" fo:font-size="10pt" style:font-size-asian="10pt" style:font-size-complex="10pt"/>
    </style:style>
    <style:style style:name="P23" style:family="paragraph" style:parent-style-name="WW-Standard">
      <style:paragraph-properties fo:margin-left="0in" fo:margin-right="0in" fo:text-align="end" style:justify-single-word="false" fo:text-indent="0in" style:auto-text-indent="false"/>
      <style:text-properties style:font-name="Arial Narrow1" fo:font-style="italic" fo:font-weight="bold" style:font-style-asian="italic" style:font-weight-asian="bold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margin-top="0.0835in" fo:margin-bottom="0.0835in" fo:text-align="center" style:justify-single-word="false" style:snap-to-layout-grid="false"/>
      <style:text-properties fo:font-weight="bold" style:font-weight-asian="bold"/>
    </style:style>
    <style:style style:name="P26" style:family="paragraph" style:parent-style-name="Standard">
      <style:paragraph-properties fo:margin-top="0.0835in" fo:margin-bottom="0.0835in" fo:text-align="center" style:justify-single-word="false" style:snap-to-layout-grid="false"/>
      <style:text-properties fo:font-size="8pt" style:font-size-asian="8pt"/>
    </style:style>
    <style:style style:name="P27" style:family="paragraph" style:parent-style-name="Standard">
      <style:paragraph-properties fo:margin-left="-0.0484in" fo:margin-right="0in" fo:margin-top="0.0835in" fo:margin-bottom="0.0835in" fo:text-align="center" style:justify-single-word="false" fo:text-indent="0in" style:auto-text-indent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margin-left="-0.0484in" fo:margin-right="0in" fo:margin-top="0.0835in" fo:margin-bottom="0.0417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-0.0547in" fo:margin-right="0in" fo:margin-top="0.0835in" fo:margin-bottom="0.0835in" fo:text-align="center" style:justify-single-word="false" fo:text-indent="0in" style:auto-text-indent="false" style:snap-to-layout-grid="false"/>
      <style:text-properties fo:font-weight="bold" style:font-weight-asian="bold"/>
    </style:style>
    <style:style style:name="P30" style:family="paragraph" style:parent-style-name="Standard">
      <style:paragraph-properties fo:margin-top="0.0835in" fo:margin-bottom="0.0417in" fo:text-align="center" style:justify-single-word="false" style:snap-to-layout-grid="false"/>
    </style:style>
    <style:style style:name="P31" style:family="paragraph" style:parent-style-name="Standard">
      <style:paragraph-properties fo:margin-left="-0.0547in" fo:margin-right="0.148in" fo:margin-top="0.0835in" fo:margin-bottom="0.0417in" fo:text-align="center" style:justify-single-word="false" fo:text-indent="0in" style:auto-text-indent="false" style:snap-to-layout-grid="false"/>
    </style:style>
    <style:style style:name="P32" style:family="paragraph" style:parent-style-name="Standard">
      <style:paragraph-properties fo:margin-left="0in" fo:margin-right="0.148in" fo:margin-top="0.0835in" fo:margin-bottom="0.0417in" fo:text-align="center" style:justify-single-word="false" fo:text-indent="0in" style:auto-text-indent="false" style:snap-to-layout-grid="false"/>
    </style:style>
    <style:style style:name="P33" style:family="paragraph" style:parent-style-name="Standard">
      <style:paragraph-properties fo:margin-left="-0.0236in" fo:margin-right="0in" fo:margin-top="0in" fo:margin-bottom="0.0835in" fo:text-align="center" style:justify-single-word="false" fo:text-indent="0in" style:auto-text-indent="false" style:snap-to-layout-grid="false"/>
      <style:text-properties fo:font-weight="bold" style:font-weight-asian="bold"/>
    </style:style>
    <style:style style:name="P34" style:family="paragraph" style:parent-style-name="Standard">
      <style:paragraph-properties fo:margin-left="-0.0236in" fo:margin-right="0in" fo:margin-top="0.0835in" fo:margin-bottom="0.0835in" fo:text-align="center" style:justify-single-word="false" fo:text-indent="0in" style:auto-text-indent="false"/>
    </style:style>
    <style:style style:name="P35" style:family="paragraph" style:parent-style-name="Standard">
      <style:paragraph-properties fo:margin-left="-0.0236in" fo:margin-right="0in" fo:margin-top="0.0835in" fo:margin-bottom="0.0835in" fo:text-align="center" style:justify-single-word="false" fo:text-indent="0in" style:auto-text-indent="false" style:snap-to-layout-grid="false"/>
    </style:style>
    <style:style style:name="P36" style:family="paragraph" style:parent-style-name="Standard">
      <style:paragraph-properties fo:margin-left="-0.0236in" fo:margin-right="0in" fo:margin-top="0.0835in" fo:margin-bottom="0.0835in" fo:text-align="center" style:justify-single-word="false" fo:text-indent="0in" style:auto-text-indent="false" style:snap-to-layout-grid="false"/>
      <style:text-properties fo:font-size="8pt" style:font-size-asian="8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weight="bold" style:font-weight-asian="bold"/>
    </style:style>
    <style:style style:name="P38" style:family="paragraph" style:parent-style-name="Standard">
      <style:paragraph-properties fo:margin-left="0.0272in" fo:margin-right="0in" fo:margin-top="0in" fo:margin-bottom="0.0835in" fo:text-align="center" style:justify-single-word="false" fo:text-indent="0in" style:auto-text-indent="false" style:snap-to-layout-grid="false"/>
      <style:text-properties fo:font-weight="bold" style:font-weight-asian="bold"/>
    </style:style>
    <style:style style:name="P39" style:family="paragraph" style:parent-style-name="Standard">
      <style:paragraph-properties fo:margin-left="0.0272in" fo:margin-right="0in" fo:margin-top="0.0835in" fo:margin-bottom="0.0835in" fo:text-align="center" style:justify-single-word="false" fo:text-indent="0in" style:auto-text-indent="false" style:snap-to-layout-grid="false"/>
      <style:text-properties fo:font-size="8pt" style:font-size-asian="8pt"/>
    </style:style>
    <style:style style:name="P40" style:family="paragraph" style:parent-style-name="Standard">
      <style:paragraph-properties fo:margin-left="0.0272in" fo:margin-right="0in" fo:margin-top="0.0835in" fo:margin-bottom="0.0835in" fo:text-align="center" style:justify-single-word="false" fo:text-indent="0in" style:auto-text-indent="false" style:snap-to-layout-grid="false"/>
    </style:style>
    <style:style style:name="P4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4146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5535in" style:type="right" style:leader-style="dotted" style:leader-text="."/>
        </style:tab-stops>
      </style:paragraph-properties>
    </style:style>
    <style:style style:name="P44" style:family="paragraph" style:parent-style-name="Ligne_20_de_20_code">
      <style:text-properties style:font-name="Courier New1" fo:font-size="9pt" style:font-size-asian="9pt" style:font-size-complex="9pt"/>
    </style:style>
    <style:style style:name="P45" style:family="paragraph" style:parent-style-name="Ligne_20_de_20_code">
      <style:text-properties fo:color="#000000" style:font-name="Courier New1" fo:font-size="9pt" style:font-name-asian="Sans" style:font-size-asian="9pt" style:font-name-complex="Sans" style:font-size-complex="9pt"/>
    </style:style>
    <style:style style:name="P46" style:family="paragraph" style:parent-style-name="Text_20_body">
      <style:text-properties fo:color="#000000" style:font-name="Arial" fo:font-size="12pt" style:font-name-asian="Sans" style:font-size-asian="12pt" style:font-name-complex="Sans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language="zxx" fo:country="none" style:language-asian="zxx" style:country-asian="none"/>
    </style:style>
    <style:style style:name="P48" style:family="paragraph" style:parent-style-name="Text_20_body" style:list-style-name="L1">
      <style:text-properties fo:font-weight="normal" style:font-weight-asian="normal" style:font-weight-complex="normal"/>
    </style:style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P52" style:family="paragraph" style:parent-style-name="Table_20_Contents" style:list-style-name="L5"/>
    <style:style style:name="P53" style:family="paragraph" style:parent-style-name="Table_20_Contents" style:list-style-name="L6"/>
    <style:style style:name="P54" style:family="paragraph" style:parent-style-name="Table_20_Contents" style:list-style-name="L7"/>
    <style:style style:name="P55" style:family="paragraph" style:parent-style-name="Table_20_Contents" style:list-style-name="L8"/>
    <style:style style:name="P56" style:family="paragraph" style:parent-style-name="Table_20_Contents" style:list-style-name="L9"/>
    <style:style style:name="P57" style:family="paragraph" style:parent-style-name="Table_20_Contents" style:list-style-name="L10"/>
    <style:style style:name="P58" style:family="paragraph" style:parent-style-name="Table_20_Contents" style:list-style-name="L11"/>
    <style:style style:name="P59" style:family="paragraph" style:parent-style-name="Table_20_Contents" style:list-style-name="L12"/>
    <style:style style:name="P60" style:family="paragraph" style:parent-style-name="Table_20_Contents" style:list-style-name="L13"/>
    <style:style style:name="P61" style:family="paragraph" style:parent-style-name="Table_20_Contents" style:list-style-name="L14"/>
    <style:style style:name="P62" style:family="paragraph" style:parent-style-name="Table_20_Contents" style:list-style-name="L15"/>
    <style:style style:name="P63" style:family="paragraph" style:parent-style-name="Table_20_Contents" style:list-style-name="L16"/>
    <style:style style:name="P64" style:family="paragraph" style:parent-style-name="Table_20_Contents" style:list-style-name="L17"/>
    <style:style style:name="P65" style:family="paragraph" style:parent-style-name="Table_20_Contents" style:list-style-name="L18"/>
    <style:style style:name="P66" style:family="paragraph" style:parent-style-name="Table_20_Contents" style:list-style-name="L19"/>
    <style:style style:name="P67" style:family="paragraph" style:parent-style-name="Table_20_Contents" style:list-style-name="L20"/>
    <style:style style:name="P68" style:family="paragraph" style:parent-style-name="Table_20_Contents" style:list-style-name="L21"/>
    <style:style style:name="P6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a00ff" style:font-name="Sans" fo:font-size="6pt" style:font-name-asian="Sans" style:font-size-asian="6pt" style:font-name-complex="Sans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style:style style:name="gr1" style:family="graphic">
      <style:graphic-properties draw:stroke="solid" svg:stroke-width="0.0626in" svg:stroke-color="#c00d2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26in" svg:stroke-color="#c1131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T" text:name="NOM_PROJET"/>
        <text:user-field-decl office:value-type="string" office:string-value="LE CLIENT" text:name="NOM_CLIENT_LE"/>
        <text:user-field-decl office:value-type="string" office:string-value="DU PROJET" text:name="NOM_PROJET_DU"/>
        <text:user-field-decl office:value-type="string" office:string-value="CLIENT" text:name="NOM_CLIENT"/>
        <text:user-field-decl office:value-type="string" office:string-value="DU CLIENT" text:name="NOM_CLIENT_DE"/>
        <text:user-field-decl office:value-type="string" office:string-value="AU CLIENT" text:name="NOM_CLIENT_AU"/>
        <text:user-field-decl office:value-type="string" office:string-value="PROJET" text:name="NOM_PROJET_STRICT"/>
        <text:user-field-decl office:value-type="string" office:string-value="CLIENT" text:name="NOM_CLIENT_STRICT"/>
      </text:user-field-decls>
      <text:p text:style-name="P47"/>
      <text:p text:style-name="P14"/>
      <text:p text:style-name="P14"/>
      <text:p text:style-name="P14"/>
      <text:p text:style-name="P15"><text:title>Service de synchronisation OBM-Sync</text:title></text:p>
      <text:p text:style-name="P16"/>
      <text:p text:style-name="P16"/>
      <text:p text:style-name="P16"/>
      <text:p text:style-name="P16"/>
      <text:p text:style-name="P14"/>
      <text:p text:style-name="P21">Spécifications fonctionnelles et techniques détaillées</text:p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3">Référence de ce document : <text:file-name text:display="name-and-extension">obm_sync-protocol.odt</text:file-name></text:p>
      <text:p text:style-name="P23">Toulouse, <text:s/>le <text:date style:data-style-name="N37" text:date-value="2009-06-09T09:43:16" text:fixed="true">09/06/09</text:date></text:p>
      <text:p text:style-name="P24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HISTORIQUE DES REVISIONS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25">VERSION</text:p>
          </table:table-cell>
          <table:table-cell table:style-name="Tableau1.A2" office:value-type="string">
            <text:p text:style-name="P27">DATE</text:p>
          </table:table-cell>
          <table:table-cell table:style-name="Tableau1.C2" office:value-type="string">
            <text:p text:style-name="P29">OBJET DE LA REVISION</text:p>
          </table:table-cell>
        </table:table-row>
        <table:table-row table:style-name="Tableau1.3">
          <table:table-cell table:style-name="Tableau1.A3" office:value-type="string">
            <text:p text:style-name="P30">0.1</text:p>
          </table:table-cell>
          <table:table-cell table:style-name="Tableau1.B3" office:value-type="date" office:date-value="2009-09-06">
            <text:p text:style-name="P28">09/06/09</text:p>
          </table:table-cell>
          <table:table-cell table:style-name="Tableau1.C3" office:value-type="string">
            <text:p text:style-name="P31">Initialisation du document</text:p>
          </table:table-cell>
        </table:table-row>
        <table:table-row table:style-name="Tableau1.3">
          <table:table-cell table:style-name="Tableau1.A3" office:value-type="string">
            <text:p text:style-name="P30">0.2</text:p>
          </table:table-cell>
          <table:table-cell table:style-name="Tableau1.A3" office:value-type="string">
            <text:p text:style-name="P28">06/22/09</text:p>
          </table:table-cell>
          <table:table-cell table:style-name="Tableau1.C3" office:value-type="string">
            <text:p text:style-name="P31">Corrections coquilles</text:p>
          </table:table-cell>
        </table:table-row>
        <table:table-row table:style-name="Tableau1.3">
          <table:table-cell table:style-name="Tableau1.A3" office:value-type="string">
            <text:p text:style-name="P30"/>
          </table:table-cell>
          <table:table-cell table:style-name="Tableau1.A3" office:value-type="string">
            <text:p text:style-name="P28"/>
          </table:table-cell>
          <table:table-cell table:style-name="Tableau1.C3" office:value-type="string">
            <text:p text:style-name="P31"/>
          </table:table-cell>
        </table:table-row>
        <table:table-row table:style-name="Tableau1.3">
          <table:table-cell table:style-name="Tableau1.A3" office:value-type="string">
            <text:p text:style-name="P30"/>
          </table:table-cell>
          <table:table-cell table:style-name="Tableau1.A3" office:value-type="string">
            <text:p text:style-name="P28"/>
          </table:table-cell>
          <table:table-cell table:style-name="Tableau1.C3" office:value-type="string">
            <text:p text:style-name="P31"/>
          </table:table-cell>
        </table:table-row>
        <table:table-row table:style-name="Tableau1.3">
          <table:table-cell table:style-name="Tableau1.A3" office:value-type="string">
            <text:p text:style-name="P30"/>
          </table:table-cell>
          <table:table-cell table:style-name="Tableau1.A3" office:value-type="string">
            <text:p text:style-name="P28"/>
          </table:table-cell>
          <table:table-cell table:style-name="Tableau1.C3" office:value-type="string">
            <text:p text:style-name="P32"/>
          </table:table-cell>
        </table:table-row>
      </table:table>
      <text:p text:style-name="P5"/>
      <text:p text:style-name="P5"/>
      <text:p text:style-name="P5"/>
      <text:p text:style-name="P5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17"/>
            <text:p text:style-name="P18"/>
          </table:table-cell>
          <table:table-cell table:style-name="Tableau2.B1" office:value-type="string">
            <text:p text:style-name="P19">REDACTION</text:p>
          </table:table-cell>
          <table:table-cell table:style-name="Tableau2.B1" office:value-type="string">
            <text:p text:style-name="P19">VERIFICATION</text:p>
          </table:table-cell>
          <table:table-cell table:style-name="Tableau2.D1" office:value-type="string">
            <text:p text:style-name="P19">APPROBATION</text:p>
          </table:table-cell>
        </table:table-row>
        <table:table-row table:style-name="Tableau2.2">
          <table:table-cell table:style-name="Tableau2.A2" office:value-type="string">
            <text:p text:style-name="P19">NOM</text:p>
          </table:table-cell>
          <table:table-cell table:style-name="Tableau2.B2" office:value-type="string">
            <text:p text:style-name="P33">Thomas Cataldo</text:p>
          </table:table-cell>
          <table:table-cell table:style-name="Tableau2.C2" office:value-type="string">
            <text:p text:style-name="P37"/>
          </table:table-cell>
          <table:table-cell table:style-name="Tableau2.D2" office:value-type="string">
            <text:p text:style-name="P38"/>
          </table:table-cell>
        </table:table-row>
        <table:table-row table:style-name="Tableau2.3">
          <table:table-cell table:style-name="Tableau2.A3" office:value-type="string">
            <text:p text:style-name="P19">FONCTION</text:p>
          </table:table-cell>
          <table:table-cell table:style-name="Tableau2.B2" office:value-type="string">
            <text:p text:style-name="P36">Concepteur</text:p>
          </table:table-cell>
          <table:table-cell table:style-name="Tableau2.C2" office:value-type="string">
            <text:p text:style-name="P26"/>
          </table:table-cell>
          <table:table-cell table:style-name="Tableau2.D2" office:value-type="string">
            <text:p text:style-name="P39"/>
          </table:table-cell>
        </table:table-row>
        <table:table-row table:style-name="Tableau2.4">
          <table:table-cell table:style-name="Tableau2.A3" office:value-type="string">
            <text:p text:style-name="P19">VISA</text:p>
          </table:table-cell>
          <table:table-cell table:style-name="Tableau2.B4" office:value-type="string">
            <text:p text:style-name="P35"><text:bookmark-start text:name="Rédacteur"/><text:bookmark-end text:name="Rédacteur"/></text:p>
            <text:p text:style-name="P34"/>
            <text:p text:style-name="P34"/>
            <text:p text:style-name="P34"/>
            <text:p text:style-name="P34"/>
          </table:table-cell>
          <table:table-cell table:style-name="Tableau2.C2" office:value-type="string">
            <text:p text:style-name="P35"/>
          </table:table-cell>
          <table:table-cell table:style-name="Tableau2.D2" office:value-type="string">
            <text:p text:style-name="P40"><text:bookmark-start text:name="Approbateur"/><text:bookmark-end text:name="Approbateur"/></text:p>
          </table:table-cell>
        </table:table-row>
      </table:table>
      <text:p text:style-name="Standard"/>
      <text:p text:style-name="Standard"/>
      <text:p text:style-name="P5"/>
      <text:p text:style-name="P5"/>
      <text:p text:style-name="P5"/>
      <text:p text:style-name="P8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41"><text:a xlink:type="simple" xlink:href="#1.Objectifs|outline">1. Objectifs<text:tab/>4</text:a></text:p>
          <text:p text:style-name="P43"><text:a xlink:type="simple" xlink:href="#1.1.Introduction |outline">1.1. Introduction <text:tab/>4</text:a></text:p>
          <text:p text:style-name="P43"><text:a xlink:type="simple" xlink:href="#1.2.Rôle du document|outline">1.2. Rôle du document<text:tab/>4</text:a></text:p>
          <text:p text:style-name="P41"><text:a xlink:type="simple" xlink:href="#2.Généralités|outline">2. Généralités<text:tab/>5</text:a></text:p>
          <text:p text:style-name="P43"><text:a xlink:type="simple" xlink:href="#2.1.Communication|outline">2.1. Communication<text:tab/>5</text:a></text:p>
          <text:p text:style-name="P43"><text:a xlink:type="simple" xlink:href="#2.2.Données transférées|outline">2.2. Données transférées<text:tab/>5</text:a></text:p>
          <text:p text:style-name="P41"><text:a xlink:type="simple" xlink:href="#3.Formatage des données|outline">3. Formatage des données<text:tab/>6</text:a></text:p>
          <text:p text:style-name="P43"><text:a xlink:type="simple" xlink:href="#3.1.Types de données|outline">3.1. Types de données<text:tab/>6</text:a></text:p>
          <text:p text:style-name="P42"><text:a xlink:type="simple" xlink:href="#3.1.1.Evénement / Tache|outline">3.1.1. Evénement / Tache<text:tab/>6</text:a></text:p>
          <text:p text:style-name="P42"><text:a xlink:type="simple" xlink:href="#3.1.2.Contact|outline">3.1.2. Contact<text:tab/>6</text:a></text:p>
          <text:p text:style-name="P42"><text:a xlink:type="simple" xlink:href="#3.1.3.Utilisateur|outline">3.1.3. Utilisateur<text:tab/>7</text:a></text:p>
          <text:p text:style-name="P42"><text:a xlink:type="simple" xlink:href="#3.1.4.Liste d'événements modifiés|outline">3.1.4. Liste d'événements modifiés<text:tab/>7</text:a></text:p>
          <text:p text:style-name="P42"><text:a xlink:type="simple" xlink:href="#3.1.5.Liste de contacts modifiés|outline">3.1.5. Liste de contacts modifiés<text:tab/>8</text:a></text:p>
          <text:p text:style-name="P42"><text:a xlink:type="simple" xlink:href="#3.1.6.Liste d'utilisateurs modifiés|outline">3.1.6. Liste d'utilisateurs modifiés<text:tab/>8</text:a></text:p>
          <text:p text:style-name="P42"><text:a xlink:type="simple" xlink:href="#3.1.7.Liste de calendriers et permissions|outline">3.1.7. Liste de calendriers et permissions<text:tab/>8</text:a></text:p>
          <text:p text:style-name="P42"><text:a xlink:type="simple" xlink:href="#3.1.8.Liste de catégories|outline">3.1.8. Liste de catégories<text:tab/>9</text:a></text:p>
          <text:p text:style-name="P43"><text:a xlink:type="simple" xlink:href="#3.2.Méthodes du webservice|outline">3.2. Méthodes du webservice<text:tab/>9</text:a></text:p>
          <text:p text:style-name="P42"><text:a xlink:type="simple" xlink:href="#3.2.1./login/doLogin|outline">3.2.1. /login/doLogin<text:tab/>9</text:a></text:p>
          <text:p text:style-name="P42"><text:a xlink:type="simple" xlink:href="#3.2.2./login/doLogout|outline">3.2.2. /login/doLogout<text:tab/>10</text:a></text:p>
          <text:p text:style-name="P42"><text:a xlink:type="simple" xlink:href="#3.2.3./calendar/getSync et /todo/getSync|outline">3.2.3. /calendar/getSync et /todo/getSync<text:tab/>10</text:a></text:p>
          <text:p text:style-name="P42"><text:a xlink:type="simple" xlink:href="#3.2.4./calendar/listCalendars et /todo/listCalendars|outline">3.2.4. /calendar/listCalendars et /todo/listCalendars<text:tab/>10</text:a></text:p>
          <text:p text:style-name="P42"><text:a xlink:type="simple" xlink:href="#3.2.5./calendar/createEvent et /todo/createEvent|outline">3.2.5. /calendar/createEvent et /todo/createEvent<text:tab/>10</text:a></text:p>
          <text:p text:style-name="P42"><text:a xlink:type="simple" xlink:href="#3.2.6./calendar/modifyEvent et /todo/modifyEvent|outline">3.2.6. /calendar/modifyEvent et /todo/modifyEvent<text:tab/>11</text:a></text:p>
          <text:p text:style-name="P42"><text:a xlink:type="simple" xlink:href="#3.2.7./calendar/getUserEmail et /todo/getUserEmail|outline">3.2.7. /calendar/getUserEmail et /todo/getUserEmail<text:tab/>11</text:a></text:p>
          <text:p text:style-name="P42"><text:a xlink:type="simple" xlink:href="#3.2.8./calendar/getEventFromId et /todo/getEventFromId|outline">3.2.8. /calendar/getEventFromId et /todo/getEventFromId<text:tab/>11</text:a></text:p>
          <text:p text:style-name="P42"><text:a xlink:type="simple" xlink:href="#3.2.9./calendar/listCategories et /todo/listCategories|outline">3.2.9. /calendar/listCategories et /todo/listCategories<text:tab/>12</text:a></text:p>
          <text:p text:style-name="P42"><text:a xlink:type="simple" xlink:href="#3.2.10./calendar/removeEvent et /todo/removeEvent|outline">3.2.10. /calendar/removeEvent et /todo/removeEvent<text:tab/>12</text:a></text:p>
          <text:p text:style-name="P42"><text:a xlink:type="simple" xlink:href="#3.2.11./book/listBooks|outline">3.2.11. /book/listBooks<text:tab/>12</text:a></text:p>
          <text:p text:style-name="P42"><text:a xlink:type="simple" xlink:href="#3.2.12./book/isReadOnly|outline">3.2.12. /book/isReadOnly<text:tab/>13</text:a></text:p>
          <text:p text:style-name="P42"><text:a xlink:type="simple" xlink:href="#3.2.13./book/getSync|outline">3.2.13. /book/getSync<text:tab/>13</text:a></text:p>
          <text:p text:style-name="P42"><text:a xlink:type="simple" xlink:href="#3.2.14./book/createContact|outline">3.2.14. /book/createContact<text:tab/>13</text:a></text:p>
          <text:p text:style-name="P42"><text:a xlink:type="simple" xlink:href="#3.2.15./book/modifyContact|outline">3.2.15. /book/modifyContact<text:tab/>14</text:a></text:p>
          <text:p text:style-name="P42"><text:a xlink:type="simple" xlink:href="#3.2.16./book/removeContact|outline">3.2.16. /book/removeContact<text:tab/>14</text:a></text:p>
          <text:p text:style-name="P42"><text:a xlink:type="simple" xlink:href="#3.2.17./book/getContactFromId|outline">3.2.17. /book/getContactFromId<text:tab/>14</text:a></text:p>
          <text:p text:style-name="P43"><text:a xlink:type="simple" xlink:href="#3.3.Autre méthodes|outline">3.3. Autre méthodes<text:tab/>14</text:a></text:p>
        </text:index-body>
      </text:table-of-content>
      <text:p text:style-name="P7"/>
      <text:list xml:id="list793515263" text:style-name="Outline">
        <text:list-item text:start-value="1">
          <text:h text:style-name="Heading_20_1" text:outline-level="1" text:restart-numbering="true" text:start-value="1">Objectifs</text:h>
          <text:list>
            <text:list-item>
              <text:h text:style-name="Heading_20_2" text:outline-level="2">Introduction </text:h>
            </text:list-item>
          </text:list>
        </text:list-item>
      </text:list>
      <text:p text:style-name="Text_20_body">Le présent document constitue les spécifications fonctionnelles et techniques détaillées du module d<text:span text:style-name="T2">e synchronisation OBM-Sync.</text:span></text:p>
      <text:p text:style-name="Text_20_body">L’objectif e<text:span text:style-name="T2">st de </text:span></text:p>
      <text:list xml:id="list1498716899" text:style-name="L1">
        <text:list-item>
          <text:p text:style-name="P48">présenter le protocole utilisé afin de pouvoir développer de nouvelles applications clientes à OBM-Sync ;</text:p>
        </text:list-item>
        <text:list-item>
          <text:p text:style-name="P48">permettre d'étendre les fonctions de OBM-Sync.</text:p>
        </text:list-item>
      </text:list>
      <text:list xml:id="list632671592" text:continue-list="list793515263" text:style-name="Outline">
        <text:list-item text:start-value="1">
          <text:list>
            <text:list-item text:start-value="1">
              <text:h text:style-name="Heading_20_2" text:outline-level="2" text:restart-numbering="true" text:start-value="1">Rôle du document</text:h>
            </text:list-item>
          </text:list>
        </text:list-item>
      </text:list>
      <text:p text:style-name="Text_20_body">Le présent document est un guide détaillé sur le protocole utilisé par le serveur de synchronisation d'OBM.</text:p>
      <text:list xml:id="list402704355" text:continue-numbering="true" text:style-name="Outline">
        <text:list-item>
          <text:h text:style-name="Heading_20_1" text:outline-level="1">Généralités</text:h>
          <text:list>
            <text:list-item>
              <text:h text:style-name="Heading_20_2" text:outline-level="2">Communication</text:h>
            </text:list-item>
          </text:list>
        </text:list-item>
      </text:list>
      <text:p text:style-name="Text_20_body">OBM-Sync est un webservice de type POX (Plain Old XML) over HTTP. Il se base sur :</text:p>
      <text:list xml:id="list349296129" text:style-name="L2">
        <text:list-item>
          <text:p text:style-name="P49">des méthodes HTTP POST pour les appels avec des données postées en XML;</text:p>
        </text:list-item>
        <text:list-item>
          <text:p text:style-name="P49">des réponses en XML;</text:p>
        </text:list-item>
        <text:list-item>
          <text:p text:style-name="P49">Une URL distincte pour chaque méthode du serveur.</text:p>
        </text:list-item>
      </text:list>
      <text:p text:style-name="Standard"/>
      <text:p text:style-name="Text_20_body">Ce type de webservice peut être considéré comme un service rest :</text:p>
      <text:p text:style-name="Ligne_20_de_20_code">Other interfaces that use HTTP to tunnel function calls or which offer a "POX/HTTP" (<text:a xlink:type="simple" xlink:href="http://en.wikipedia.org/wiki/Plain_Old_XML">Plain Old XML</text:a> over HTTP) endpoint are also sometimes referred to as "REST" interfaces.</text:p>
      <text:p text:style-name="Text_20_body">(source : <text:a xlink:type="simple" xlink:href="http://en.wikipedia.org/wiki/Representational_State_Transfer">http://en.wikipedia.org/wiki/Representational_State_Transfer</text:a>)</text:p>
      <text:list xml:id="list184459029" text:continue-list="list402704355" text:style-name="Outline">
        <text:list-item text:start-value="1">
          <text:list>
            <text:list-item text:start-value="1">
              <text:h text:style-name="Heading_20_2" text:outline-level="2" text:restart-numbering="true" text:start-value="1">Données transférées</text:h>
            </text:list-item>
          </text:list>
        </text:list-item>
      </text:list>
      <text:p text:style-name="Text_20_body">Les données envoyées lors d'un appel client sont :</text:p>
      <text:list xml:id="list1557571690" text:style-name="L3">
        <text:list-item>
          <text:p text:style-name="P50">une simple chaîne de caractère transmise dans un paramètre en POST</text:p>
        </text:list-item>
        <text:list-item>
          <text:p text:style-name="P50">un document xml dans un paramètre en POST.</text:p>
        </text:list-item>
      </text:list>
      <text:p text:style-name="Text_20_body">Les données reçues sont du type :</text:p>
      <text:list xml:id="list1091449469" text:style-name="L4">
        <text:list-item>
          <text:p text:style-name="P51">document XML reçue dans le corps de la réponse HTTP</text:p>
        </text:list-item>
      </text:list>
      <text:list xml:id="list675894604" text:continue-list="list184459029" text:style-name="Outline">
        <text:list-item text:start-value="1">
          <text:list>
            <text:list-item text:start-value="1">
              <text:h text:style-name="Heading_20_2" text:outline-level="2" text:restart-numbering="true" text:start-value="1">Clients existants</text:h>
            </text:list-item>
          </text:list>
        </text:list-item>
      </text:list>
      <text:p text:style-name="Text_20_body">Un client java est disponible : <text:a xlink:type="simple" xlink:href="http://svn.obm.org/svn/obm-sync/trunk/client-src/">http://svn.obm.org/svn/obm-sync/trunk/client-src/</text:a>.</text:p>
      <text:list xml:id="list2010081707" text:continue-numbering="true" text:style-name="Outline">
        <text:list-item>
          <text:h text:style-name="Heading_20_1" text:outline-level="1">Formatage des données</text:h>
        </text:list-item>
      </text:list>
      <text:p text:style-name="Text_20_body"/>
      <text:list xml:id="list1619091115" text:continue-numbering="true" text:style-name="Outline">
        <text:list-item>
          <text:list>
            <text:list-item>
              <text:h text:style-name="Heading_20_2" text:outline-level="2">Types de données</text:h>
            </text:list-item>
          </text:list>
        </text:list-item>
      </text:list>
      <text:p text:style-name="Text_20_body">Les types de données manipulés par le serveur de synchronisation sont les suivants :</text:p>
      <text:list xml:id="list748262400" text:continue-numbering="true" text:style-name="Outline">
        <text:list-item>
          <text:list>
            <text:list-item>
              <text:list>
                <text:list-item>
                  <text:h text:style-name="Heading_20_3" text:outline-level="3">Evénement / Tache</text:h>
                </text:list-item>
              </text:list>
            </text:list-item>
          </text:list>
        </text:list-item>
      </text:list>
      <text:p text:style-name="Text_20_body">Les événements et taches sont transmis sous la forme d'un document XML tel que celui représenté ci-dessous :</text:p>
      <text:p text:style-name="Ligne_20_de_20_code">&lt;event xmlns="http://www.obm.org/xsd/sync/event.xsd" type="VEVENT" id="34"&gt; </text:p>
      <text:p text:style-name="Ligne_20_de_20_code"><text:s text:c="2"/>&lt;title&gt;fake rdv&lt;/title&gt; </text:p>
      <text:p text:style-name="Ligne_20_de_20_code"><text:s text:c="2"/>&lt;owner&gt;thomas&lt;/owner&gt; </text:p>
      <text:p text:style-name="Ligne_20_de_20_code"><text:s text:c="2"/>&lt;date&gt;123456789&lt;/date&gt; </text:p>
      <text:p text:style-name="Ligne_20_de_20_code"><text:s text:c="2"/>&lt;duration&gt;3600&lt;/duration&gt; </text:p>
      <text:p text:style-name="Ligne_20_de_20_code"><text:s text:c="2"/>&lt;priority&gt;0&lt;/priority&gt; </text:p>
      <text:p text:style-name="Ligne_20_de_20_code"><text:s text:c="2"/>&lt;privacy&gt;0&lt;/privacy&gt; </text:p>
      <text:p text:style-name="Ligne_20_de_20_code"><text:s text:c="2"/>&lt;location&gt;tlse&lt;/location&gt; </text:p>
      <text:p text:style-name="Ligne_20_de_20_code"><text:s text:c="2"/>&lt;attendees&gt; </text:p>
      <text:p text:style-name="Ligne_20_de_20_code"><text:s text:c="4"/>&lt;attendee displayName="thomas@zz.com" email="thomas@zz.com" status="ACCEPTED" type="REQUIRED"/&gt; </text:p>
      <text:p text:style-name="Ligne_20_de_20_code"><text:s text:c="2"/>&lt;/attendees&gt; </text:p>
      <text:p text:style-name="Ligne_20_de_20_code"><text:s text:c="2"/>&lt;recurrence kind="none"/&gt; </text:p>
      <text:p text:style-name="Ligne_20_de_20_code">&lt;/event&gt;</text:p>
      <text:list xml:id="list1447610237" text:continue-numbering="true" text:style-name="Outline">
        <text:list-item>
          <text:list>
            <text:list-item>
              <text:list>
                <text:list-item>
                  <text:h text:style-name="Heading_20_3" text:outline-level="3">Contact</text:h>
                </text:list-item>
              </text:list>
            </text:list-item>
          </text:list>
        </text:list-item>
      </text:list>
      <text:p text:style-name="Text_20_body">Un contact est représenté par un document XML tel que celui représenté ci-dessous :</text:p>
      <text:p text:style-name="Ligne_20_de_20_code">&lt;?xml version="1.0" encoding="UTF-8"?&gt;</text:p>
      <text:p text:style-name="Ligne_20_de_20_code">&lt;contact uid="72" xmlns="http://www.obm.org/xsd/sync/contact.xsd"&gt;</text:p>
      <text:p text:style-name="Ligne_20_de_20_code"><text:s text:c="2"/>&lt;first&gt;fooModified&lt;/first&gt;</text:p>
      <text:p text:style-name="Ligne_20_de_20_code"><text:s text:c="2"/>&lt;last&gt;BarLast&lt;/last&gt;</text:p>
      <text:p text:style-name="Ligne_20_de_20_code"><text:s text:c="2"/>&lt;aka&gt;nickname&lt;/aka&gt;</text:p>
      <text:p text:style-name="Ligne_20_de_20_code"><text:s text:c="2"/>&lt;birthday&gt;271461600000&lt;/birthday&gt;</text:p>
      <text:p text:style-name="Ligne_20_de_20_code"><text:s text:c="2"/>&lt;phones&gt;</text:p>
      <text:p text:style-name="Ligne_20_de_20_code"><text:s text:c="4"/>&lt;phone label="WORK;VOICE;X-OBM-Ref1" number="06 12 40 39 08"/&gt;</text:p>
      <text:p text:style-name="Ligne_20_de_20_code"><text:s text:c="4"/>&lt;phone label="CELL;VOICE;X-OBM-Ref1" number="06 12 40 39 09"/&gt;</text:p>
      <text:p text:style-name="Ligne_20_de_20_code"><text:s text:c="2"/>&lt;/phones&gt;</text:p>
      <text:p text:style-name="Ligne_20_de_20_code"><text:s text:c="2"/>&lt;addresses&gt;</text:p>
      <text:p text:style-name="Ligne_20_de_20_code"><text:s text:c="4"/>&lt;address country="" </text:p>
      <text:p text:style-name="Ligne_20_de_20_code"><text:tab/> <text:s text:c="4"/>expressPostal="express" </text:p>
      <text:p text:style-name="Ligne_20_de_20_code"><text:tab/> <text:s text:c="4"/>label="WORK;X-OBM-Ref1" state="Nevada" </text:p>
      <text:p text:style-name="Ligne_20_de_20_code"><text:tab/> <text:s text:c="4"/>town="town" zip="zip"&gt;workstreet&lt;/address&gt;</text:p>
      <text:p text:style-name="Ligne_20_de_20_code"><text:s text:c="4"/>&lt;address country="" </text:p>
      <text:p text:style-name="Ligne_20_de_20_code"><text:tab/> <text:s text:c="4"/>expressPostal="express" </text:p>
      <text:p text:style-name="Ligne_20_de_20_code"><text:tab/> <text:s text:c="4"/>label="HOME;X-OBM-Ref1" state="Nevada" </text:p>
      <text:p text:style-name="Ligne_20_de_20_code"><text:tab/> <text:s text:c="4"/>town="town" zip="zip"&gt;homestreet&lt;/address&gt;</text:p>
      <text:p text:style-name="Ligne_20_de_20_code"><text:soft-page-break/><text:s text:c="4"/>&lt;address country="" </text:p>
      <text:p text:style-name="Ligne_20_de_20_code"><text:tab/> <text:s text:c="4"/>expressPostal="express" </text:p>
      <text:p text:style-name="Ligne_20_de_20_code"><text:tab/> <text:s text:c="4"/>label="OTHER;X-OBM-Ref1" state="Nevada" </text:p>
      <text:p text:style-name="Ligne_20_de_20_code"><text:tab/> <text:s text:c="4"/>town="town" zip="zip"&gt;otherstreet&lt;/address&gt;</text:p>
      <text:p text:style-name="Ligne_20_de_20_code"><text:s text:c="2"/>&lt;/addresses&gt;</text:p>
      <text:p text:style-name="Ligne_20_de_20_code"><text:s text:c="2"/>&lt;websites/&gt;</text:p>
      <text:p text:style-name="Ligne_20_de_20_code"><text:s text:c="2"/>&lt;emails&gt;</text:p>
      <text:p text:style-name="Ligne_20_de_20_code"><text:s text:c="4"/>&lt;mail label="INTERNET;X-OBM-Ref1" value="foo@bar.baz"/&gt;</text:p>
      <text:p text:style-name="Ligne_20_de_20_code"><text:s text:c="2"/>&lt;/emails&gt;</text:p>
      <text:p text:style-name="Ligne_20_de_20_code"><text:s text:c="2"/>&lt;instantmessaging/&gt;</text:p>
      <text:p text:style-name="Ligne_20_de_20_code">&lt;/contact&gt;</text:p>
      <text:p text:style-name="Text_20_body"/>
      <text:list xml:id="list564135347" text:continue-numbering="true" text:style-name="Outline">
        <text:list-item>
          <text:list>
            <text:list-item>
              <text:list>
                <text:list-item>
                  <text:h text:style-name="Heading_20_3" text:outline-level="3">Utilisateur</text:h>
                </text:list-item>
              </text:list>
            </text:list-item>
          </text:list>
        </text:list-item>
      </text:list>
      <text:p text:style-name="Text_20_body">Les utilisateurs sont représentés par le même document XML que les contacts.</text:p>
      <text:list xml:id="list292938081" text:continue-numbering="true" text:style-name="Outline">
        <text:list-item>
          <text:list>
            <text:list-item>
              <text:list>
                <text:list-item>
                  <text:h text:style-name="Heading_20_3" text:outline-level="3">Liste d'événements modifiés</text:h>
                </text:list-item>
              </text:list>
            </text:list-item>
          </text:list>
        </text:list-item>
      </text:list>
      <text:p text:style-name="Text_20_body">Les changements depuis une date donnée sont transmis par un document du type :</text:p>
      <text:p text:style-name="Ligne_20_de_20_code">&lt;?xml version="1.0" encoding="utf-8"?&gt;</text:p>
      <text:p text:style-name="Ligne_20_de_20_code">&lt;calendar-changes lastSync="123555555589" xmlns="http://www.obm.org/xsd/sync/calendar-changes.xsd"&gt;</text:p>
      <text:p text:style-name="Ligne_20_de_20_code"><text:s text:c="2"/>&lt;removed&gt;</text:p>
      <text:p text:style-name="Ligne_20_de_20_code"><text:s text:c="4"/>&lt;event id="12"/&gt;</text:p>
      <text:p text:style-name="Ligne_20_de_20_code"><text:s text:c="4"/>&lt;event id="47"/&gt;</text:p>
      <text:p text:style-name="Ligne_20_de_20_code"><text:s text:c="2"/>&lt;/removed&gt;</text:p>
      <text:p text:style-name="Ligne_20_de_20_code"><text:s text:c="2"/>&lt;updated&gt;</text:p>
      <text:p text:style-name="Ligne_20_de_20_code"><text:s text:c="4"/>&lt;event id="34"&gt;</text:p>
      <text:p text:style-name="Ligne_20_de_20_code"><text:s text:c="6"/>&lt;title&gt;fake rdv&lt;/title&gt;</text:p>
      <text:p text:style-name="Ligne_20_de_20_code"><text:s text:c="6"/>&lt;owner&gt;thomas&lt;/owner&gt;</text:p>
      <text:p text:style-name="Ligne_20_de_20_code"><text:s text:c="6"/>&lt;date&gt;123456789&lt;/date&gt;</text:p>
      <text:p text:style-name="Ligne_20_de_20_code"><text:s text:c="6"/>&lt;duration&gt;3600&lt;/duration&gt;</text:p>
      <text:p text:style-name="Ligne_20_de_20_code"><text:s text:c="6"/>&lt;priority&gt;0&lt;/priority&gt;</text:p>
      <text:p text:style-name="Ligne_20_de_20_code"><text:s text:c="6"/>&lt;privacy&gt;0&lt;/privacy&gt;</text:p>
      <text:p text:style-name="Ligne_20_de_20_code"><text:s text:c="6"/>&lt;location&gt;tlse&lt;/location&gt;</text:p>
      <text:p text:style-name="Ligne_20_de_20_code"><text:s text:c="6"/>&lt;attendees&gt;</text:p>
      <text:p text:style-name="Ligne_20_de_20_code"><text:tab/>&lt;attendee displayName="thomas@zz.com" </text:p>
      <text:p text:style-name="Ligne_20_de_20_code"><text:tab/><text:tab/> <text:s/>email="thomas@zz.com" </text:p>
      <text:p text:style-name="Ligne_20_de_20_code"><text:tab/><text:tab/> <text:s/>status="ACCEPTED" type="REQUIRED"/&gt;</text:p>
      <text:p text:style-name="Ligne_20_de_20_code"><text:s text:c="6"/>&lt;/attendees&gt;</text:p>
      <text:p text:style-name="Ligne_20_de_20_code"><text:s text:c="6"/>&lt;recurrence kind="none"/&gt;</text:p>
      <text:p text:style-name="Ligne_20_de_20_code"><text:s text:c="4"/>&lt;/event&gt;</text:p>
      <text:p text:style-name="Ligne_20_de_20_code"><text:s text:c="2"/>&lt;/updated&gt;</text:p>
      <text:p text:style-name="Ligne_20_de_20_code">&lt;/calendar-changes&gt;</text:p>
      <text:list xml:id="list1208794143" text:continue-numbering="true" text:style-name="Outline">
        <text:list-item>
          <text:list>
            <text:list-item>
              <text:list>
                <text:list-item>
                  <text:h text:style-name="Heading_20_3" text:outline-level="3">Liste de contacts modifiés</text:h>
                </text:list-item>
              </text:list>
            </text:list-item>
          </text:list>
        </text:list-item>
      </text:list>
      <text:p text:style-name="Text_20_body">Une liste de contacts modifiés est représentée par le XML suivant :</text:p>
      <text:p text:style-name="Ligne_20_de_20_code">&lt;?xml version="1.0" encoding="UTF-8"?&gt;</text:p>
      <text:p text:style-name="Ligne_20_de_20_code">&lt;contact-changes lastSync="1244534280134" xmlns="http://www.obm.org/xsd/sync/contact-<text:soft-page-break/>changes.xsd"&gt;</text:p>
      <text:p text:style-name="Ligne_20_de_20_code"><text:s text:c="2"/>&lt;removed&gt;</text:p>
      <text:p text:style-name="Ligne_20_de_20_code"><text:s text:c="4"/>&lt;contact uid="71"/&gt;</text:p>
      <text:p text:style-name="Ligne_20_de_20_code"><text:s text:c="4"/>&lt;contact uid="72"/&gt;</text:p>
      <text:p text:style-name="Ligne_20_de_20_code"><text:s text:c="2"/>&lt;/removed&gt;</text:p>
      <text:p text:style-name="Ligne_20_de_20_code"><text:s text:c="2"/>&lt;updated&gt;</text:p>
      <text:p text:style-name="Ligne_20_de_20_code"><text:s text:c="4"/>&lt;contact uid="41"&gt;</text:p>
      <text:p text:style-name="Ligne_20_de_20_code"><text:s text:c="6"/>&lt;last&gt;noIn TheDatabase&lt;/last&gt;</text:p>
      <text:p text:style-name="Ligne_20_de_20_code"><text:s text:c="6"/>&lt;phones/&gt;</text:p>
      <text:p text:style-name="Ligne_20_de_20_code"><text:s text:c="6"/>&lt;addresses/&gt;</text:p>
      <text:p text:style-name="Ligne_20_de_20_code"><text:s text:c="6"/>&lt;websites/&gt;</text:p>
      <text:p text:style-name="Ligne_20_de_20_code"><text:s text:c="6"/>&lt;emails&gt;</text:p>
      <text:p text:style-name="Ligne_20_de_20_code"><text:tab/>&lt;mail label="PREF;INTERNET;X-OBM-Ref1" value="notin@mydb.com"/&gt;</text:p>
      <text:p text:style-name="Ligne_20_de_20_code"><text:s text:c="6"/>&lt;/emails&gt;</text:p>
      <text:p text:style-name="Ligne_20_de_20_code"><text:s text:c="6"/>&lt;instantmessaging/&gt;</text:p>
      <text:p text:style-name="Ligne_20_de_20_code"><text:s text:c="4"/>&lt;/contact&gt;</text:p>
      <text:p text:style-name="Ligne_20_de_20_code"><text:s text:c="4"/>&lt;contact uid="42"&gt;</text:p>
      <text:p text:style-name="Ligne_20_de_20_code"><text:s text:c="6"/>&lt;phones&gt;</text:p>
      <text:p text:style-name="Ligne_20_de_20_code"><text:tab/>&lt;phone label="CELL;VOICE;X-OBM-Ref1" number="Mobile"/&gt;</text:p>
      <text:p text:style-name="Ligne_20_de_20_code"><text:s text:c="6"/>&lt;/phones&gt;</text:p>
      <text:p text:style-name="Ligne_20_de_20_code"><text:s text:c="6"/>&lt;addresses&gt;</text:p>
      <text:p text:style-name="Ligne_20_de_20_code"><text:tab/>&lt;address country="" expressPostal="" label="WORK;X-OBM-Ref1" state="" town="" zip=""/&gt;</text:p>
      <text:p text:style-name="Ligne_20_de_20_code"><text:tab/>&lt;address country="" expressPostal="" label="HOME;X-OBM-Ref1" state="" town="" zip=""/&gt;</text:p>
      <text:p text:style-name="Ligne_20_de_20_code"><text:tab/>&lt;address country="" expressPostal="" label="OTHER;X-OBM-Ref1" state="" town="" zip=""/&gt;</text:p>
      <text:p text:style-name="Ligne_20_de_20_code"><text:s text:c="6"/>&lt;/addresses&gt;</text:p>
      <text:p text:style-name="Ligne_20_de_20_code"><text:s text:c="6"/>&lt;websites/&gt;</text:p>
      <text:p text:style-name="Ligne_20_de_20_code"><text:s text:c="6"/>&lt;emails&gt;</text:p>
      <text:p text:style-name="Ligne_20_de_20_code"><text:tab/>&lt;mail label="PREF;INTERNET;X-OBM-Ref1" value="thomas.cataldo@aliasource.fr"/&gt;</text:p>
      <text:p text:style-name="Ligne_20_de_20_code"><text:tab/>&lt;mail label="INTERNET;X-OBM-Ref1" value="thomas.cataldo@aliasource.fr"/&gt;</text:p>
      <text:p text:style-name="Ligne_20_de_20_code"><text:s text:c="6"/>&lt;/emails&gt;</text:p>
      <text:p text:style-name="Ligne_20_de_20_code"><text:s text:c="6"/>&lt;instantmessaging/&gt;</text:p>
      <text:p text:style-name="Ligne_20_de_20_code"><text:s text:c="4"/>&lt;/contact&gt;</text:p>
      <text:p text:style-name="Ligne_20_de_20_code"><text:s text:c="2"/>&lt;/updated&gt;</text:p>
      <text:p text:style-name="Ligne_20_de_20_code">&lt;/contact-changes&gt;</text:p>
      <text:list xml:id="list1776953572" text:continue-numbering="true" text:style-name="Outline">
        <text:list-item>
          <text:list>
            <text:list-item>
              <text:list>
                <text:list-item>
                  <text:h text:style-name="Heading_20_3" text:outline-level="3">Liste d'utilisateurs modifiés</text:h>
                </text:list-item>
              </text:list>
            </text:list-item>
          </text:list>
        </text:list-item>
      </text:list>
      <text:p text:style-name="Text_20_body">Les changements sur les utilisateurs sont représentés par le même document XML que les changements de contacts.</text:p>
      <text:list xml:id="list1194073904" text:continue-numbering="true" text:style-name="Outline">
        <text:list-item>
          <text:list>
            <text:list-item>
              <text:list>
                <text:list-item>
                  <text:h text:style-name="Heading_20_3" text:outline-level="3">Liste de calendriers et permissions</text:h>
                </text:list-item>
              </text:list>
            </text:list-item>
          </text:list>
        </text:list-item>
      </text:list>
      <text:p text:style-name="Text_20_body">Les listes de calendriers sont renvoyées sous la forme suivante :</text:p>
      <text:p text:style-name="Ligne_20_de_20_code">&lt;?xml version="1.0" encoding="UTF-8"?&gt;</text:p>
      <text:p text:style-name="Ligne_20_de_20_code">&lt;calendar-infos xmlns="http://www.obm.org/xsd/sync/calendarinfos.xsd"&gt;</text:p>
      <text:p text:style-name="Ligne_20_de_20_code"><text:s text:c="2"/>&lt;info&gt;</text:p>
      <text:p text:style-name="Ligne_20_de_20_code"><text:s text:c="4"/>&lt;first&gt;Test&lt;/first&gt;</text:p>
      <text:p text:style-name="Ligne_20_de_20_code"><text:s text:c="4"/>&lt;last&gt;Creation&lt;/last&gt;</text:p>
      <text:p text:style-name="Ligne_20_de_20_code"><text:s text:c="4"/>&lt;mail&gt;createtest@zz.com&lt;/mail&gt;</text:p>
      <text:p text:style-name="Ligne_20_de_20_code"><text:s text:c="4"/>&lt;uid&gt;createtest&lt;/uid&gt;</text:p>
      <text:p text:style-name="Ligne_20_de_20_code"><text:s text:c="4"/>&lt;read&gt;true&lt;/read&gt;</text:p>
      <text:p text:style-name="Ligne_20_de_20_code"><text:soft-page-break/><text:s text:c="4"/>&lt;write&gt;false&lt;/write&gt;</text:p>
      <text:p text:style-name="Ligne_20_de_20_code"><text:s text:c="2"/>&lt;/info&gt;</text:p>
      <text:p text:style-name="Ligne_20_de_20_code"><text:s text:c="2"/>&lt;info&gt;</text:p>
      <text:p text:style-name="Ligne_20_de_20_code"><text:s text:c="4"/>&lt;first&gt;tendee&lt;/first&gt;</text:p>
      <text:p text:style-name="Ligne_20_de_20_code"><text:s text:c="4"/>&lt;last&gt;a&lt;/last&gt;</text:p>
      <text:p text:style-name="Ligne_20_de_20_code"><text:s text:c="4"/>&lt;mail&gt;attendee@zz.com&lt;/mail&gt;</text:p>
      <text:p text:style-name="Ligne_20_de_20_code"><text:s text:c="4"/>&lt;uid&gt;attendee&lt;/uid&gt;</text:p>
      <text:p text:style-name="Ligne_20_de_20_code"><text:s text:c="4"/>&lt;read&gt;true&lt;/read&gt;</text:p>
      <text:p text:style-name="Ligne_20_de_20_code"><text:s text:c="4"/>&lt;write&gt;false&lt;/write&gt;</text:p>
      <text:p text:style-name="Ligne_20_de_20_code"><text:s text:c="2"/>&lt;/info&gt;</text:p>
      <text:p text:style-name="Ligne_20_de_20_code"><text:s text:c="2"/>&lt;info&gt;</text:p>
      <text:p text:style-name="Ligne_20_de_20_code"><text:s text:c="4"/>&lt;first&gt;Thomas&lt;/first&gt;</text:p>
      <text:p text:style-name="Ligne_20_de_20_code"><text:s text:c="4"/>&lt;last&gt;Cataldo&lt;/last&gt;</text:p>
      <text:p text:style-name="Ligne_20_de_20_code"><text:s text:c="4"/>&lt;mail&gt;thomas@zz.com&lt;/mail&gt;</text:p>
      <text:p text:style-name="Ligne_20_de_20_code"><text:s text:c="4"/>&lt;uid&gt;thomas&lt;/uid&gt;</text:p>
      <text:p text:style-name="Ligne_20_de_20_code"><text:s text:c="4"/>&lt;read&gt;true&lt;/read&gt;</text:p>
      <text:p text:style-name="Ligne_20_de_20_code"><text:s text:c="4"/>&lt;write&gt;true&lt;/write&gt;</text:p>
      <text:p text:style-name="Ligne_20_de_20_code"><text:s text:c="2"/>&lt;/info&gt;</text:p>
      <text:p text:style-name="Ligne_20_de_20_code">&lt;/calendar-infos&gt;</text:p>
      <text:list xml:id="list1373592520" text:continue-numbering="true" text:style-name="Outline">
        <text:list-item>
          <text:list>
            <text:list-item>
              <text:list>
                <text:list-item>
                  <text:h text:style-name="Heading_20_3" text:outline-level="3">Liste de catégories</text:h>
                </text:list-item>
              </text:list>
            </text:list-item>
          </text:list>
        </text:list-item>
      </text:list>
      <text:p text:style-name="Text_20_body">Les listes de catégories ont la forme suivante :</text:p>
      <text:p text:style-name="Ligne_20_de_20_code">&lt;?xml version="1.0" encoding="UTF-8"?&gt;</text:p>
      <text:p text:style-name="Ligne_20_de_20_code">&lt;categories xmlns="http://www.obm.org/xsd/sync/categories.xsd"&gt;</text:p>
      <text:p text:style-name="Ligne_20_de_20_code"><text:s text:c="2"/>&lt;cat id="9" label="Intervention"/&gt;</text:p>
      <text:p text:style-name="Ligne_20_de_20_code"><text:s text:c="2"/>&lt;cat id="10" label="RDV"/&gt;</text:p>
      <text:p text:style-name="Ligne_20_de_20_code"><text:s text:c="2"/>&lt;cat id="11" label="Personal"/&gt;</text:p>
      <text:p text:style-name="Ligne_20_de_20_code"><text:s text:c="2"/>&lt;cat id="12" label="Commercial"/&gt;</text:p>
      <text:p text:style-name="Ligne_20_de_20_code"><text:s text:c="2"/>&lt;cat id="13" label="Phone call"/&gt;</text:p>
      <text:p text:style-name="Ligne_20_de_20_code"><text:s text:c="2"/>&lt;cat id="14" label="Meeting"/&gt;</text:p>
      <text:p text:style-name="Ligne_20_de_20_code"><text:s text:c="2"/>&lt;cat id="15" label="Support"/&gt;</text:p>
      <text:p text:style-name="Ligne_20_de_20_code"><text:s text:c="2"/>&lt;cat id="16" label="Training"/&gt;</text:p>
      <text:p text:style-name="Ligne_20_de_20_code">&lt;/categories&gt;</text:p>
      <text:list xml:id="list296940224" text:continue-numbering="true" text:style-name="Outline">
        <text:list-item>
          <text:list>
            <text:list-item>
              <text:h text:style-name="Heading_20_2" text:outline-level="2">Méthodes du webservice</text:h>
              <text:list>
                <text:list-item>
                  <text:h text:style-name="Heading_20_3" text:outline-level="3">/login/doLogin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Header">Paramètres</text:p>
          </table:table-cell>
          <table:table-cell table:style-name="Table1.B1" office:value-type="string">
            <text:p text:style-name="Header">Réponse</text:p>
          </table:table-cell>
        </table:table-row>
        <table:table-row>
          <table:table-cell table:style-name="Table1.A2" office:value-type="string">
            <text:list xml:id="list1398317626" text:style-name="L5">
              <text:list-item>
                <text:p text:style-name="P52">login</text:p>
              </text:list-item>
              <text:list-item>
                <text:p text:style-name="P52">password</text:p>
              </text:list-item>
              <text:list-item>
                <text:p text:style-name="P52">origin : le nom du service "client" pour la tracabilité des données manipulées par obm-sync. Par exemple "o-push-0.113"</text:p>
              </text:list-item>
            </text:list>
          </table:table-cell>
          <table:table-cell table:style-name="Table1.B2" office:value-type="string">
            <text:p text:style-name="Ligne_20_de_20_code">&lt;token xmlns="<text:a xlink:type="simple" xlink:href="http://www.obm.org/xsd/sync/token.xsd"><text:span text:style-name="T3">http://www.obm.org/xsd/sync/token.xsd</text:span></text:a>"&gt;</text:p>
            <text:p text:style-name="Ligne_20_de_20_code"><text:s text:c="3"/>&lt;sid&gt;abcff-4565f-affcdb-12345&lt;/sid&gt;</text:p>
            <text:p text:style-name="Ligne_20_de_20_code">&lt;/token&gt;</text:p>
            <text:p text:style-name="Standard"/>
          </table:table-cell>
        </table:table-row>
      </table:table>
      <text:p text:style-name="Text_20_body"/>
      <text:list xml:id="list1043258383" text:continue-list="list296940224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oft-page-break/>/login/doLogout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er">Paramètres</text:p>
          </table:table-cell>
          <table:table-cell table:style-name="Table2.B1" office:value-type="string">
            <text:p text:style-name="Header">Réponse</text:p>
          </table:table-cell>
        </table:table-row>
        <table:table-row>
          <table:table-cell table:style-name="Table2.A2" office:value-type="string">
            <text:list xml:id="list277625689" text:style-name="L6">
              <text:list-item>
                <text:p text:style-name="P53">sid : le token renvoyé par doLogin</text:p>
              </text:list-item>
            </text:list>
          </table:table-cell>
          <table:table-cell table:style-name="Table2.B2" office:value-type="string">
            <text:p text:style-name="Table_20_Contents">Pas de retour</text:p>
          </table:table-cell>
        </table:table-row>
      </table:table>
      <text:p text:style-name="Text_20_body"/>
      <text:list xml:id="list1817896350" text:continue-list="list104325838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getSync et /todo/getSync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Header">Paramètres</text:p>
          </table:table-cell>
          <table:table-cell table:style-name="Table3.B1" office:value-type="string">
            <text:p text:style-name="Header">Réponse</text:p>
          </table:table-cell>
        </table:table-row>
        <table:table-row>
          <table:table-cell table:style-name="Table3.A2" office:value-type="string">
            <text:list xml:id="list2039882348" text:style-name="L7">
              <text:list-item>
                <text:p text:style-name="P54">sid : le sid renvoyé par doLogin</text:p>
              </text:list-item>
              <text:list-item>
                <text:p text:style-name="P54">calendar : "thomas"</text:p>
              </text:list-item>
              <text:list-item>
                <text:p text:style-name="P54">lastSync : unix timestamp</text:p>
              </text:list-item>
            </text:list>
          </table:table-cell>
          <table:table-cell table:style-name="Table3.B2" office:value-type="string">
            <text:p text:style-name="Table_20_Contents">Une liste de modifications telle que présentée dans <text:a xlink:type="simple" xlink:href="#3.1.4.Liste d'événements modifiés|outline">3.1.4. Liste d'événements modifiés</text:a>.</text:p>
          </table:table-cell>
        </table:table-row>
      </table:table>
      <text:p text:style-name="Text_20_body"/>
      <text:list xml:id="list1467959911" text:continue-list="list1817896350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listCalendars et /todo/listCalendar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Header">Paramètres</text:p>
          </table:table-cell>
          <table:table-cell table:style-name="Table4.B1" office:value-type="string">
            <text:p text:style-name="Header">Réponse</text:p>
          </table:table-cell>
        </table:table-row>
        <table:table-row>
          <table:table-cell table:style-name="Table4.A2" office:value-type="string">
            <text:list xml:id="list817210935" text:style-name="L8">
              <text:list-item>
                <text:p text:style-name="P55">sid</text:p>
              </text:list-item>
            </text:list>
          </table:table-cell>
          <table:table-cell table:style-name="Table4.B2" office:value-type="string">
            <text:p text:style-name="Table_20_Contents">Une liste de calendriers et permissions telle que présentée dans <text:a xlink:type="simple" xlink:href="#3.1.7.Liste de calendriers et permissions|outline">3.1.7. Liste de calendriers et permissions</text:a>.</text:p>
          </table:table-cell>
        </table:table-row>
      </table:table>
      <text:p text:style-name="Text_20_body"/>
      <text:list xml:id="list1645577753" text:continue-list="list1467959911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createEvent et /todo/createEvent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Header">Paramètres</text:p>
          </table:table-cell>
          <table:table-cell table:style-name="Table5.B1" office:value-type="string">
            <text:p text:style-name="Header">Réponse</text:p>
          </table:table-cell>
        </table:table-row>
        <table:table-row>
          <table:table-cell table:style-name="Table5.A2" office:value-type="string">
            <text:list xml:id="list1137073442" text:style-name="L9">
              <text:list-item>
                <text:p text:style-name="P56">sid</text:p>
              </text:list-item>
              <text:list-item>
                <text:p text:style-name="P56">calendar : le calendrier cible</text:p>
              </text:list-item>
              <text:list-item>
                <text:p text:style-name="P56">event : l'événement xml tel que présenté en <text:a xlink:type="simple" xlink:href="#3.1.1.Evénement / Tache|outline">3.1.1. Evénement / Tache</text:a>.</text:p>
              </text:list-item>
            </text:list>
          </table:table-cell>
          <table:table-cell table:style-name="Table5.B2" office:value-type="string">
            <text:p text:style-name="Ligne_20_de_20_code">&lt;string xmlns="<text:a xlink:type="simple" xlink:href="http://www.obm.org/xsd/sync/string.xsd"><text:span text:style-name="T3">http://www.obm.org/xsd/sync/string.xsd</text:span></text:a>"&gt;</text:p>
            <text:p text:style-name="Ligne_20_de_20_code"><text:s text:c="2"/>&lt;value&gt;123&lt;/value&gt;</text:p>
            <text:p text:style-name="Ligne_20_de_20_code">&lt;/string&gt;</text:p>
            <text:p text:style-name="Table_20_Contents">Avec 123 l'identifiant du nouvel événement créé sur le serveur.</text:p>
          </table:table-cell>
        </table:table-row>
      </table:table>
      <text:p text:style-name="Text_20_body"/>
      <text:list xml:id="list42764834" text:continue-list="list164557775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oft-page-break/>/calendar/modifyEvent et /todo/modifyEvent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Header">Paramètres</text:p>
          </table:table-cell>
          <table:table-cell table:style-name="Table6.B1" office:value-type="string">
            <text:p text:style-name="Header">Réponse</text:p>
          </table:table-cell>
        </table:table-row>
        <table:table-row>
          <table:table-cell table:style-name="Table6.A2" office:value-type="string">
            <text:list xml:id="list655641540" text:style-name="L10">
              <text:list-item>
                <text:p text:style-name="P57">sid</text:p>
              </text:list-item>
              <text:list-item>
                <text:p text:style-name="P57">calendar : le calendrier cible</text:p>
              </text:list-item>
              <text:list-item>
                <text:p text:style-name="P57">event : l'événement tel que <text:a xlink:type="simple" xlink:href="#3.1.1.Evénement / Tache|outline">3.1.1. Evénement / Tache</text:a>.</text:p>
              </text:list-item>
              <text:list-item>
                <text:p text:style-name="P57">updateAttendees : true ou false (modifier les participants autre que soi)</text:p>
              </text:list-item>
            </text:list>
          </table:table-cell>
          <table:table-cell table:style-name="Table6.B2" office:value-type="string">
            <text:p text:style-name="Table_20_Contents">L'événement (<text:a xlink:type="simple" xlink:href="#3.1.1.Evénement / Tache|outline">3.1.1. Evénement / Tache</text:a>) tel que sauvegardé par le serveur.</text:p>
          </table:table-cell>
        </table:table-row>
      </table:table>
      <text:p text:style-name="Text_20_body"/>
      <text:list xml:id="list1622066718" text:continue-list="list42764834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getUserEmail et /todo/getUserEmail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Header">Paramètres</text:p>
          </table:table-cell>
          <table:table-cell table:style-name="Table7.B1" office:value-type="string">
            <text:p text:style-name="Header">Réponse</text:p>
          </table:table-cell>
        </table:table-row>
        <table:table-row>
          <table:table-cell table:style-name="Table7.A2" office:value-type="string">
            <text:list xml:id="list1604963447" text:style-name="L11">
              <text:list-item>
                <text:p text:style-name="P58">sid</text:p>
              </text:list-item>
            </text:list>
          </table:table-cell>
          <table:table-cell table:style-name="Table7.B2" office:value-type="string">
            <text:p text:style-name="Ligne_20_de_20_code">&lt;string xmlns="<text:a xlink:type="simple" xlink:href="http://www.obm.org/xsd/sync/string.xsd"><text:span text:style-name="T3">http://www.obm.org/xsd/sync/string.xsd</text:span></text:a>"&gt;</text:p>
            <text:p text:style-name="Ligne_20_de_20_code"><text:s text:c="2"/>&lt;value&gt;thomas@aliasource.fr&lt;/value&gt;</text:p>
            <text:p text:style-name="Ligne_20_de_20_code">&lt;/string&gt;</text:p>
          </table:table-cell>
        </table:table-row>
      </table:table>
      <text:p text:style-name="Text_20_body"/>
      <text:list xml:id="list638245366" text:continue-list="list1622066718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getEventFromId et /todo/getEventFromId</text:h>
                </text:list-item>
              </text:list>
            </text:list-item>
          </text:list>
        </text:list-item>
      </text:list>
      <text:p text:style-name="Text_20_body">Récupération d'un événement à partir de son identifiant uniqu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Header">Paramètres</text:p>
          </table:table-cell>
          <table:table-cell table:style-name="Table8.B1" office:value-type="string">
            <text:p text:style-name="Header">Réponse</text:p>
          </table:table-cell>
        </table:table-row>
        <table:table-row>
          <table:table-cell table:style-name="Table8.A2" office:value-type="string">
            <text:list xml:id="list1125301642" text:style-name="L12">
              <text:list-item>
                <text:p text:style-name="P59">sid</text:p>
              </text:list-item>
              <text:list-item>
                <text:p text:style-name="P59">calendar</text:p>
              </text:list-item>
              <text:list-item>
                <text:p text:style-name="P59">id</text:p>
              </text:list-item>
            </text:list>
          </table:table-cell>
          <table:table-cell table:style-name="Table8.B2" office:value-type="string">
            <text:p text:style-name="Table_20_Contents">L'événement (<text:a xlink:type="simple" xlink:href="#3.1.1.Evénement / Tache|outline">3.1.1. Evénement / Tache</text:a>).</text:p>
          </table:table-cell>
        </table:table-row>
      </table:table>
      <text:p text:style-name="Text_20_body"/>
      <text:p text:style-name="Text_20_body">Remarque : /calendar/getEventFromExtId (avec extId à la place de id) permet de récupérer un événement à partir de son identifiant externe (importé via minig ou import ics).</text:p>
      <text:list xml:id="list499427112" text:continue-list="list638245366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oft-page-break/>/calendar/listCategories et /todo/listCategories</text:h>
                </text:list-item>
              </text:list>
            </text:list-item>
          </text:list>
        </text:list-item>
      </text:list>
      <text:p text:style-name="Text_20_body">Récupération des catégories de rdv définies dans OBM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Header">Paramètres</text:p>
          </table:table-cell>
          <table:table-cell table:style-name="Table9.B1" office:value-type="string">
            <text:p text:style-name="Header">Réponse</text:p>
          </table:table-cell>
        </table:table-row>
        <table:table-row>
          <table:table-cell table:style-name="Table9.A2" office:value-type="string">
            <text:list xml:id="list189704807" text:style-name="L13">
              <text:list-item>
                <text:p text:style-name="P60">sid</text:p>
              </text:list-item>
            </text:list>
          </table:table-cell>
          <table:table-cell table:style-name="Table9.B2" office:value-type="string">
            <text:p text:style-name="Table_20_Contents">Liste de catégories tel que <text:a xlink:type="simple" xlink:href="#3.1.8.Liste de catégories|outline">3.1.8. Liste de catégories</text:a>.</text:p>
          </table:table-cell>
        </table:table-row>
      </table:table>
      <text:p text:style-name="Text_20_body"/>
      <text:list xml:id="list820808065" text:continue-list="list49942711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calendar/removeEvent et /todo/removeEvent</text:h>
                </text:list-item>
              </text:list>
            </text:list-item>
          </text:list>
        </text:list-item>
      </text:list>
      <text:p text:style-name="Text_20_body">Suppression d'un événement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Header">Paramètres</text:p>
          </table:table-cell>
          <table:table-cell table:style-name="Table10.B1" office:value-type="string">
            <text:p text:style-name="Header">Réponse</text:p>
          </table:table-cell>
        </table:table-row>
        <table:table-row>
          <table:table-cell table:style-name="Table10.A2" office:value-type="string">
            <text:list xml:id="list497570287" text:style-name="L14">
              <text:list-item>
                <text:p text:style-name="P61">sid</text:p>
              </text:list-item>
              <text:list-item>
                <text:p text:style-name="P61">calendar</text:p>
              </text:list-item>
              <text:list-item>
                <text:p text:style-name="P61">id</text:p>
              </text:list-item>
            </text:list>
          </table:table-cell>
          <table:table-cell table:style-name="Table10.B2" office:value-type="string">
            <text:p text:style-name="Table_20_Contents">L'événement tel qu'il était sur le serveur avant suppression (<text:a xlink:type="simple" xlink:href="#3.1.1.Evénement / Tache|outline">3.1.1. Evénement / Tache</text:a>).</text:p>
          </table:table-cell>
        </table:table-row>
      </table:table>
      <text:p text:style-name="Text_20_body"/>
      <text:list xml:id="list1485227363" text:continue-list="list820808065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listBooks</text:h>
                </text:list-item>
              </text:list>
            </text:list-item>
          </text:list>
        </text:list-item>
      </text:list>
      <text:p text:style-name="Text_20_body">Récupération de la liste des carnets d'adresses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Header">Paramètres</text:p>
          </table:table-cell>
          <table:table-cell table:style-name="Table11.B1" office:value-type="string">
            <text:p text:style-name="Header">Réponse</text:p>
          </table:table-cell>
        </table:table-row>
        <table:table-row>
          <table:table-cell table:style-name="Table11.A2" office:value-type="string">
            <text:list xml:id="list1903490202" text:style-name="L15">
              <text:list-item>
                <text:p text:style-name="P62">sid</text:p>
              </text:list-item>
            </text:list>
          </table:table-cell>
          <table:table-cell table:style-name="Table11.B2" office:value-type="string">
            <text:p text:style-name="Ligne_20_de_20_code">&lt;string xmlns="<text:a xlink:type="simple" xlink:href="http://www.obm.org/xsd/sync/string.xsd"><text:span text:style-name="T3">http://www.obm.org/xsd/sync/string.xsd</text:span></text:a>"&gt;</text:p>
            <text:p text:style-name="Ligne_20_de_20_code"><text:s text:c="2"/>&lt;value&gt;users&lt;/value&gt;</text:p>
            <text:p text:style-name="Ligne_20_de_20_code"><text:s text:c="2"/>&lt;value&gt;contacts&lt;/value&gt;</text:p>
            <text:p text:style-name="Ligne_20_de_20_code">&lt;/string&gt;</text:p>
          </table:table-cell>
        </table:table-row>
      </table:table>
      <text:p text:style-name="Text_20_body"/>
      <text:list xml:id="list1618397122" text:continue-list="list148522736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isReadOnly</text:h>
                </text:list-item>
              </text:list>
            </text:list-item>
          </text:list>
        </text:list-item>
      </text:list>
      <text:p text:style-name="Text_20_body">Carnet d'adresse en lecture seule ou lecture écritur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Header">Paramètres</text:p>
          </table:table-cell>
          <table:table-cell table:style-name="Table12.B1" office:value-type="string">
            <text:p text:style-name="Header">Réponse</text:p>
          </table:table-cell>
        </table:table-row>
        <table:table-row>
          <table:table-cell table:style-name="Table12.A2" office:value-type="string">
            <text:list xml:id="list1214376260" text:style-name="L16">
              <text:list-item>
                <text:p text:style-name="P63">sid</text:p>
              </text:list-item>
              <text:list-item>
                <text:p text:style-name="P63"><text:soft-page-break/>book</text:p>
              </text:list-item>
            </text:list>
          </table:table-cell>
          <table:table-cell table:style-name="Table12.B2" office:value-type="string">
            <text:p text:style-name="P44">&lt;?xml version="1.0" encoding="UTF-8"?&gt;</text:p>
            <text:p text:style-name="P44">&lt;string xmlns="http://www.obm.org/xsd/sync/string.xsd"&gt;</text:p>
            <text:p text:style-name="P44"><text:soft-page-break/>&lt;value&gt;true&lt;/value&gt;</text:p>
            <text:p text:style-name="P45">&lt;/string&gt;</text:p>
          </table:table-cell>
        </table:table-row>
      </table:table>
      <text:p text:style-name="Text_20_body"/>
      <text:list xml:id="list141509502" text:continue-list="list161839712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getSync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Header">Paramètres</text:p>
          </table:table-cell>
          <table:table-cell table:style-name="Table13.B1" office:value-type="string">
            <text:p text:style-name="Header">Réponse</text:p>
          </table:table-cell>
        </table:table-row>
        <table:table-row>
          <table:table-cell table:style-name="Table13.A2" office:value-type="string">
            <text:list xml:id="list707959207" text:style-name="L17">
              <text:list-item>
                <text:p text:style-name="P64">sid</text:p>
              </text:list-item>
              <text:list-item>
                <text:p text:style-name="P64">book</text:p>
              </text:list-item>
              <text:list-item>
                <text:p text:style-name="P64">lastSync</text:p>
              </text:list-item>
            </text:list>
          </table:table-cell>
          <table:table-cell table:style-name="Table13.B2" office:value-type="string">
            <text:p text:style-name="Table_20_Contents">Liste de modifications du type <text:a xlink:type="simple" xlink:href="#3.1.5.Liste de contacts modifiés|outline">3.1.5. Liste de contacts modifiés</text:a>.</text:p>
          </table:table-cell>
        </table:table-row>
      </table:table>
      <text:p text:style-name="Text_20_body"/>
      <text:list xml:id="list286057359" text:continue-list="list141509502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createContact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Header">Paramètres</text:p>
          </table:table-cell>
          <table:table-cell table:style-name="Table14.B1" office:value-type="string">
            <text:p text:style-name="Header">Réponse</text:p>
          </table:table-cell>
        </table:table-row>
        <table:table-row>
          <table:table-cell table:style-name="Table14.A2" office:value-type="string">
            <text:list xml:id="list1055827240" text:style-name="L18">
              <text:list-item>
                <text:p text:style-name="P65">sid</text:p>
              </text:list-item>
              <text:list-item>
                <text:p text:style-name="P65">book</text:p>
              </text:list-item>
              <text:list-item>
                <text:p text:style-name="P65">contact</text:p>
              </text:list-item>
            </text:list>
          </table:table-cell>
          <table:table-cell table:style-name="Table14.B2" office:value-type="string">
            <text:p text:style-name="P44">&lt;?xml version="1.0" encoding="UTF-8"?&gt;</text:p>
            <text:p text:style-name="P44">&lt;string xmlns="http://www.obm.org/xsd/sync/string.xsd"&gt;</text:p>
            <text:p text:style-name="P44">&lt;value&gt;131&lt;/value&gt;</text:p>
            <text:p text:style-name="P45">&lt;/string&gt;</text:p>
            <text:p text:style-name="P46">Avec 131 l'id serveur du contact nouvellement créé.</text:p>
          </table:table-cell>
        </table:table-row>
      </table:table>
      <text:p text:style-name="Text_20_body"/>
      <text:list xml:id="list1600986178" text:continue-list="list286057359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modifyContact</text:h>
                </text:list-item>
              </text:list>
            </text:list-item>
          </text:list>
        </text:list-item>
      </text:list>
      <text:p text:style-name="Text_20_body">Mise à jour d'un contact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Header">Paramètres</text:p>
          </table:table-cell>
          <table:table-cell table:style-name="Table15.B1" office:value-type="string">
            <text:p text:style-name="Header">Réponse</text:p>
          </table:table-cell>
        </table:table-row>
        <table:table-row>
          <table:table-cell table:style-name="Table15.A2" office:value-type="string">
            <text:list xml:id="list709538507" text:style-name="L19">
              <text:list-item>
                <text:p text:style-name="P66">sid</text:p>
              </text:list-item>
              <text:list-item>
                <text:p text:style-name="P66">book</text:p>
              </text:list-item>
              <text:list-item>
                <text:p text:style-name="P66">contact</text:p>
              </text:list-item>
            </text:list>
          </table:table-cell>
          <table:table-cell table:style-name="Table15.B2" office:value-type="string">
            <text:p text:style-name="Table_20_Contents">Le contact (<text:a xlink:type="simple" xlink:href="#3.1.2.Contact|outline">3.1.2. Contact</text:a>) tel qu'enregistré par le serveur.</text:p>
          </table:table-cell>
        </table:table-row>
      </table:table>
      <text:p text:style-name="Text_20_body"/>
      <text:list xml:id="list787051883" text:continue-list="list1600986178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<text:soft-page-break/>/book/removeContact</text:h>
                </text:list-item>
              </text:list>
            </text:list-item>
          </text:list>
        </text:list-item>
      </text:list>
      <text:p text:style-name="Text_20_body">Suppression d'un contact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Header">Paramètres</text:p>
          </table:table-cell>
          <table:table-cell table:style-name="Table16.B1" office:value-type="string">
            <text:p text:style-name="Header">Réponse</text:p>
          </table:table-cell>
        </table:table-row>
        <table:table-row>
          <table:table-cell table:style-name="Table16.A2" office:value-type="string">
            <text:list xml:id="list696617108" text:style-name="L20">
              <text:list-item>
                <text:p text:style-name="P67">sid</text:p>
              </text:list-item>
              <text:list-item>
                <text:p text:style-name="P67">book</text:p>
              </text:list-item>
              <text:list-item>
                <text:p text:style-name="P67">id : l'identifiant du contact à supprimer</text:p>
              </text:list-item>
            </text:list>
          </table:table-cell>
          <table:table-cell table:style-name="Table16.B2" office:value-type="string">
            <text:p text:style-name="Table_20_Contents">Le contact (<text:a xlink:type="simple" xlink:href="#3.1.2.Contact|outline">3.1.2. Contact</text:a>) tel qu'il était avant suppression.</text:p>
          </table:table-cell>
        </table:table-row>
      </table:table>
      <text:p text:style-name="Text_20_body"/>
      <text:list xml:id="list118303195" text:continue-list="list787051883" text:style-name="Outline">
        <text:list-item text:start-value="1">
          <text:list>
            <text:list-item>
              <text:list>
                <text:list-item text:start-value="1">
                  <text:h text:style-name="Heading_20_3" text:outline-level="3" text:restart-numbering="true" text:start-value="1">/book/getContactFromId</text:h>
                </text:list-item>
              </text:list>
            </text:list-item>
          </text:list>
        </text:list-item>
      </text:list>
      <text:p text:style-name="Text_20_body">Récupération d'un contact à partir de son identifiant base de données.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Header">Paramètres</text:p>
          </table:table-cell>
          <table:table-cell table:style-name="Table17.B1" office:value-type="string">
            <text:p text:style-name="Header">Réponse</text:p>
          </table:table-cell>
        </table:table-row>
        <table:table-row>
          <table:table-cell table:style-name="Table17.A2" office:value-type="string">
            <text:list xml:id="list1428518649" text:style-name="L21">
              <text:list-item>
                <text:p text:style-name="P68">sid</text:p>
              </text:list-item>
              <text:list-item>
                <text:p text:style-name="P68">book</text:p>
              </text:list-item>
              <text:list-item>
                <text:p text:style-name="P68">id</text:p>
              </text:list-item>
            </text:list>
          </table:table-cell>
          <table:table-cell table:style-name="Table17.B2" office:value-type="string">
            <text:p text:style-name="Table_20_Contents">Le contact (<text:a xlink:type="simple" xlink:href="#3.1.2.Contact|outline">3.1.2. Contact</text:a>).</text:p>
          </table:table-cell>
        </table:table-row>
      </table:table>
      <text:p text:style-name="Text_20_body"/>
      <text:list xml:id="list1042241422" text:continue-list="list118303195" text:style-name="Outline">
        <text:list-item text:start-value="1">
          <text:list>
            <text:list-item text:start-value="1">
              <text:h text:style-name="Heading_20_2" text:outline-level="2" text:restart-numbering="true" text:start-value="1">Autre méthodes</text:h>
            </text:list-item>
          </text:list>
        </text:list-item>
      </text:list>
      <text:p text:style-name="Text_20_body">D'autres méthodes existent mais elles sont présentes pour des besoins spécifiques des serveurs de synchronisation PDA et Mini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T E 23 BC 70 8t 00" svg:font-family="'TT E 23 BC 70 8t 00', 'TT E 23 BC 70 8t'"/>
    <style:font-face style:name="Tahoma2" svg:font-family="Tahoma"/>
    <style:font-face style:name="Courier New" svg:font-family="'Courier New'" style:font-family-generic="modern"/>
    <style:font-face style:name="Sans" svg:font-family="Sans" style:font-family-generic="swiss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Palatino" svg:font-family="Palatino" style:font-family-generic="roman" style:font-pitch="variable"/>
    <style:font-face style:name="Thorndale" svg:font-family="Thorndale, 'Times New Roman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TT E 23 BC 70 8t 00" fo:font-size="12pt" fo:language="fr" fo:country="FR" style:font-name-asian="Times New Roman" style:font-size-asian="12pt" style:font-name-complex="TT E 23 BC 70 8t 00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0417in" fo:margin-bottom="0in" fo:line-height="150%"/>
      <style:text-properties style:use-window-font-color="true" style:font-name="Arial1" fo:language="fr" fo:country="FR" fo:font-weight="normal" style:font-size-complex="10pt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margin-top="0.1665in" fo:margin-bottom="0.0417in" fo:text-indent="0in" style:auto-text-indent="false" fo:break-before="page" fo:background-color="transparent" fo:padding-left="0in" fo:padding-right="0in" fo:padding-top="0.0138in" fo:padding-bottom="0in" fo:border-left="none" fo:border-right="none" fo:border-top="0.0138in solid #c00d2d" fo:border-bottom="0.0138in solid #c00d2d" style:shadow="none" fo:keep-with-next="always">
        <style:background-image/>
      </style:paragraph-properties>
      <style:text-properties fo:color="#c1131d" style:font-name="Arial" fo:font-size="16pt" fo:language="fr" fo:country="FR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in" fo:margin-right="0in" fo:margin-top="0.25in" fo:margin-bottom="0.25in" fo:text-indent="0in" style:auto-text-indent="false" style:page-number="auto" fo:padding-left="0in" fo:padding-right="0in" fo:padding-top="0in" fo:padding-bottom="0.0138in" fo:border-left="none" fo:border-right="none" fo:border-top="none" fo:border-bottom="0.0138in solid #c00d2d" style:shadow="none" fo:keep-with-next="always"/>
      <style:text-properties fo:color="#c1131d" style:font-name="Arial" fo:font-size="14pt" fo:language="fr" fo:country="FR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in" fo:margin-right="0in" fo:margin-top="0.25in" fo:margin-bottom="0.25in" fo:text-indent="0in" style:auto-text-indent="false" fo:keep-with-next="always"/>
      <style:text-properties fo:color="#c1131d" style:font-name="Arial" fo:font-size="12pt" fo:language="fr" fo:country="FR" fo:font-weight="bold" style:font-size-asian="12pt" style:font-weight-asian="bold"/>
    </style:style>
    <style:style style:name="Heading_20_4" style:display-name="Heading 4" style:family="paragraph" style:next-style-name="Standard" style:default-outline-level="4" style:list-style-name="Outline" style:class="text">
      <style:paragraph-properties fo:margin-left="0in" fo:margin-right="0in" fo:margin-top="0.25in" fo:margin-bottom="0.25in" fo:orphans="2" fo:widows="2" fo:text-indent="0in" style:auto-text-indent="false" fo:keep-with-next="always"/>
      <style:text-properties fo:color="#c1131d" style:font-name="Arial" fo:font-size="10pt" fo:language="fr" fo:country="F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Heading_20_5" style:display-name="Heading 5" style:family="paragraph" style:next-style-name="Standard" style:default-outline-level="5" style:list-style-name="Outline" style:class="text">
      <style:paragraph-properties fo:margin-left="0in" fo:margin-right="0in" fo:margin-top="0.1665in" fo:margin-bottom="0.1665in" fo:orphans="2" fo:widows="2" fo:text-indent="0in" style:auto-text-indent="false" fo:keep-with-next="always"/>
      <style:text-properties fo:color="#c1131d" style:font-name="Arial" fo:font-size="10pt" fo:language="fr" fo:country="F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Heading_20_6" style:display-name="Heading 6" style:family="paragraph" style:parent-style-name="Heading_20_5" style:next-style-name="Standard" style:default-outline-level="6" style:list-style-name="Outline" style:class="text">
      <style:paragraph-properties fo:margin-left="0in" fo:margin-right="0in" fo:text-indent="0in" style:auto-text-indent="false"/>
      <style:text-properties fo:font-size="9pt" fo:font-style="italic" style:font-size-asian="9pt" style:font-style-asian="italic"/>
    </style:style>
    <style:style style:name="Heading_20_7" style:display-name="Heading 7" style:family="paragraph" style:parent-style-name="Heading_20_6" style:next-style-name="Standard" style:default-outline-level="" style:list-style-name="" style:class="text"/>
    <style:style style:name="Heading_20_8" style:display-name="Heading 8" style:family="paragraph" style:parent-style-name="Heading_20_6" style:next-style-name="Standard" style:default-outline-level="" style:list-style-name="" style:class="text"/>
    <style:style style:name="Heading_20_9" style:display-name="Heading 9" style:family="paragraph" style:parent-style-name="Heading_20_6" style:next-style-name="Standard" style:default-outline-level="" style:list-style-name="" style:class="text"/>
    <style:style style:name="List" style:family="paragraph" style:parent-style-name="Text_20_body" style:class="list">
      <style:text-properties style:font-name-complex="Tahoma2"/>
    </style:style>
    <style:style style:name="List_20_1" style:display-name="List 1" style:family="paragraph" style:parent-style-name="Standard" style:class="list">
      <style:paragraph-properties>
        <style:tab-stops>
          <style:tab-stop style:position="-1in"/>
          <style:tab-stop style:position="-0.5in"/>
          <style:tab-stop style:position="0.5953in"/>
          <style:tab-stop style:position="1.4772in"/>
        </style:tab-stops>
      </style:paragraph-properties>
      <style:text-properties style:font-name="Arial" fo:font-size="12pt" fo:language="fr" fo:country="FR" style:text-underline-style="solid" style:text-underline-width="auto" style:text-underline-color="font-color" fo:font-weight="bold" style:font-size-asian="12pt" style:font-weight-asian="bold" style:font-size-complex="10pt" style:font-weight-complex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fr" fo:country="FR" style:font-weight-complex="bold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8pt" fo:language="fr" fo:country="FR" style:font-size-asian="8pt" style:font-weight-complex="bold"/>
    </style:style>
    <style:style style:name="Table_20_Contents" style:display-name="Table Contents" style:family="paragraph" style:parent-style-name="Text_20_body" style:class="extra">
      <style:paragraph-properties fo:margin-top="0in" fo:margin-bottom="0.0835in" fo:text-align="start" style:justify-single-word="false" fo:orphans="0" fo:widows="0" fo:hyphenation-ladder-count="no-limit" text:number-lines="false" text:line-number="0"/>
      <style:text-properties fo:color="#000000" style:font-name="Thorndale" fo:font-size="12pt" fo:language="zxx" fo:country="none" style:font-size-asian="12pt" style:language-asian="zxx" style:country-asian="none" fo:hyphenate="false" fo:hyphenation-remain-char-count="2" fo:hyphenation-push-char-count="2"/>
    </style:style>
    <style:style style:name="Table_20_Heading" style:display-name="Table Heading" style:family="paragraph" style:parent-style-name="Standard" style:class="extra">
      <style:paragraph-properties fo:margin-top="0.028in" fo:margin-bottom="0.028in" fo:text-align="center" style:justify-single-word="false" fo:background-color="transparent" style:shadow="none">
        <style:background-image/>
      </style:paragraph-properties>
      <style:text-properties fo:color="#ffffff" style:font-name="Arial1" fo:font-weight="bold" style:font-weight-asian="bold" style:font-size-complex="10pt" style:font-weight-complex="bold"/>
    </style:style>
    <style:style style:name="Caption" style:family="paragraph" style:parent-style-name="Standard" style:next-style-name="Standard" style:class="extra">
      <style:paragraph-properties fo:margin-left="0.5in" fo:margin-right="0in" fo:margin-top="0in" fo:margin-bottom="0in" fo:text-align="center" style:justify-single-word="false" fo:text-indent="0in" style:auto-text-indent="false"/>
      <style:text-properties style:font-name="Verdana" fo:font-size="8pt" fo:language="fr" fo:country="FR" fo:font-style="italic" fo:font-weight="bold" style:font-size-asian="8pt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in" fo:margin-bottom="0in" fo:hyphenation-ladder-count="no-limit"/>
      <style:text-properties style:font-name="Times New Roman" fo:font-size="12pt" fo:language="fr" fo:country="FR" style:font-size-asian="12pt" style:font-size-complex="10pt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1665in" fo:margin-bottom="0.0835in" fo:text-align="start" style:justify-single-word="false" style:page-number="auto" style:shadow="none"/>
      <style:text-properties fo:color="#000000" style:font-name="Arial Narrow"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fo:text-align="start" style:justify-single-word="false" fo:text-indent="0in" style:auto-text-indent="false"/>
      <style:text-properties fo:color="#008080" style:font-name="Times New Roman" fo:font-style="italic" style:font-style-asian="italic" style:font-size-complex="10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fo:text-align="start" style:justify-single-word="false" fo:text-indent="0in" style:auto-text-indent="false"/>
      <style:text-properties style:font-name="Times New Roman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color="#000000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in" fo:text-align="center" style:justify-single-word="false"/>
      <style:text-properties style:font-name="Times New Roman" fo:font-size="18pt" style:text-underline-style="solid" style:text-underline-width="auto" style:text-underline-color="font-color" style:font-size-asian="18pt"/>
    </style:style>
    <style:style style:name="Liste_20_simple" style:display-name="Liste simple" style:family="paragraph">
      <style:paragraph-properties fo:margin-left="0.5in" fo:margin-right="0in" fo:orphans="2" fo:widows="2" fo:text-indent="-0.25in" style:auto-text-indent="false">
        <style:tab-stops>
          <style:tab-stop style:position="0in"/>
        </style:tab-stops>
      </style:paragraph-properties>
      <style:text-properties style:use-window-font-color="true" style:font-name="Arial Narrow1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spip" style:family="paragraph" style:parent-style-name="Standard">
      <style:paragraph-properties fo:margin-top="0.1945in" fo:margin-bottom="0.1945in" fo:text-align="start" style:justify-single-word="false"/>
      <style:text-properties style:font-name="Times New Roman" fo:font-size="12pt" style:font-size-asian="12pt"/>
    </style:style>
    <style:style style:name="Liste_20_à_20_puce_20_1_20_Car_20_Char_20_Char_20_Char_20_Car" style:display-name="Liste à puce 1 Car Char Char Char Car" style:family="paragraph" style:parent-style-name="Standard" style:next-style-name="Standard" style:list-style-name="WW8Num15">
      <style:paragraph-properties fo:margin-left="0in" fo:margin-right="0in" fo:margin-top="0.0835in" fo:margin-bottom="0in" fo:keep-together="always" fo:text-indent="0in" style:auto-text-indent="false"/>
      <style:text-properties fo:language="fr" fo:country="FR" style:font-size-complex="10pt"/>
    </style:style>
    <style:style style:name="remarque" style:family="paragraph" style:next-style-name="Standard" style:list-style-name="WW8Num6">
      <style:paragraph-properties fo:margin-left="0in" fo:margin-right="0in" fo:orphans="2" fo:widows="2" fo:text-indent="0in" style:auto-text-indent="false" fo:background-color="#f3f3f3">
        <style:background-image/>
      </style:paragraph-properties>
      <style:text-properties style:use-window-font-color="true" style:font-name="Arial" fo:font-size="8pt" fo:language="en" fo:country="GB" fo:font-style="italic" style:font-name-asian="Times New Roman" style:font-size-asian="8pt" style:font-style-asian="italic" style:font-name-complex="Times New Roman" style:font-size-complex="10pt" style:language-complex="ar" style:country-complex="SA"/>
    </style:style>
    <style:style style:name="Gros_20_centré" style:display-name="Gros centré" style:family="paragraph" style:parent-style-name="Standard">
      <style:paragraph-properties fo:text-align="center" style:justify-single-word="false"/>
      <style:text-properties style:font-name="Arial" fo:font-size="16pt" fo:language="fr" fo:country="FR" fo:font-weight="bold" style:font-size-asian="16pt" style:font-weight-asian="bold"/>
    </style:style>
    <style:style style:name="Moyen_20_centré" style:display-name="Moyen centré" style:family="paragraph" style:parent-style-name="Standard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/>
    </style:style>
    <style:style style:name="Sous_20_titre" style:display-name="Sous titre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ableau_20_normal" style:display-name="Tableau normal" style:family="paragraph" style:parent-style-name="Standard">
      <style:paragraph-properties fo:margin-top="0.0835in" fo:margin-bottom="0in"/>
      <style:text-properties style:font-name="Times New Roman" fo:font-size="11pt" fo:language="fr" fo:country="FR" style:font-size-asian="11pt" style:font-size-complex="10pt"/>
    </style:style>
    <style:style style:name="Retrait_20_1" style:display-name="Retrait 1" style:family="paragraph" style:parent-style-name="Standard" style:list-style-name="WW8Num12">
      <style:paragraph-properties fo:margin-left="0.1972in" fo:margin-right="0in" fo:text-indent="0in" style:auto-text-indent="false"/>
      <style:text-properties fo:language="fr" fo:country="FR" style:font-size-complex="10pt"/>
    </style:style>
    <style:style style:name="Retrait_20_normal" style:display-name="Retrait normal" style:family="paragraph" style:parent-style-name="Standard">
      <style:paragraph-properties fo:margin-left="0.4917in" fo:margin-right="0in" fo:margin-top="0.0417in" fo:margin-bottom="0in" fo:text-indent="0in" style:auto-text-indent="false"/>
      <style:text-properties style:font-name="Tahoma" fo:font-size="11pt" fo:language="fr" fo:country="FR" style:font-size-asian="11pt" style:font-size-complex="10pt"/>
    </style:style>
    <style:style style:name="Retrait_20_2" style:display-name="Retrait 2" style:family="paragraph" style:parent-style-name="Standard" style:list-style-name="WW8Num20">
      <style:paragraph-properties fo:margin-left="-0.7874in" fo:margin-right="0in" fo:text-indent="0in" style:auto-text-indent="false"/>
      <style:text-properties fo:font-size="11pt" fo:language="fr" fo:country="FR" style:font-size-asian="11pt" style:font-size-complex="10pt"/>
    </style:style>
    <style:style style:name="Ret11" style:family="paragraph" style:parent-style-name="Standard">
      <style:paragraph-properties fo:margin-left="0.25in" fo:margin-right="0in" fo:margin-top="0in" fo:margin-bottom="0.1665in" fo:text-indent="-0.25in" style:auto-text-indent="false">
        <style:tab-stops>
          <style:tab-stop style:position="0in"/>
        </style:tab-stops>
      </style:paragraph-properties>
      <style:text-properties style:font-name="Tahoma" fo:language="fr" fo:country="FR" style:font-name-complex="Arial Unicode MS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text-align="start" style:justify-single-word="false"/>
      <style:text-properties style:font-name="Arial Unicode MS" fo:language="fr" fo:country="FR" style:font-name-asian="Arial Unicode MS" style:font-name-complex="Comic Sans MS"/>
    </style:style>
    <style:style style:name="Retrait_20_corps_20_de_20_texte_20_2" style:display-name="Retrait corps de texte 2" style:family="paragraph" style:parent-style-name="Standard">
      <style:paragraph-properties fo:margin-left="0.4925in" fo:margin-right="0in" fo:text-indent="0in" style:auto-text-indent="false" fo:keep-with-next="always"/>
      <style:text-properties fo:language="fr" fo:country="FR"/>
    </style:style>
    <style:style style:name="p1" style:family="paragraph" style:parent-style-name="Standard">
      <style:paragraph-properties fo:margin-top="0.1665in" fo:margin-bottom="0.1665in" fo:text-align="start" style:justify-single-word="false"/>
      <style:text-properties style:font-name="Times New Roman" fo:language="fr" fo:country="FR" style:font-size-complex="10pt"/>
    </style:style>
    <style:style style:name="PS" style:family="paragraph" style:parent-style-name="Standard">
      <style:paragraph-properties fo:margin-top="0.1665in" fo:margin-bottom="0in" fo:keep-together="always"/>
      <style:text-properties style:font-name="Arial" fo:font-size="12pt" fo:language="fr" fo:country="FR" style:font-size-asian="12pt" style:font-size-complex="10pt"/>
    </style:style>
    <style:style style:name="Retrait_20_3" style:display-name="Retrait 3" style:family="paragraph" style:parent-style-name="Standard">
      <style:paragraph-properties fo:margin-left="0.7882in" fo:margin-right="0in" fo:margin-top="0.0417in" fo:margin-bottom="0in" fo:text-indent="-0.1972in" style:auto-text-indent="false"/>
      <style:text-properties style:font-name="Comic Sans MS" fo:language="fr" fo:country="FR" style:font-size-complex="10pt"/>
    </style:style>
    <style:style style:name="Style_20_Liste_20_à_20_puce_20_2_20__2b__20_Gauche_a0__3a__20__20_0_20_cm_20_Première_20_ligne_20__3a__20_0_20_cm" style:display-name="Style Liste à puce 2 + Gauche :  0 cm Première ligne : 0 cm" style:family="paragraph" style:parent-style-name="Standard" style:list-style-name="WW8Num1">
      <style:paragraph-properties fo:margin-left="0.4917in" fo:margin-right="0in" fo:margin-top="0.0835in" fo:margin-bottom="0in" fo:keep-together="always" fo:text-indent="0in" style:auto-text-indent="false"/>
      <style:text-properties fo:font-size="11pt" fo:language="fr" fo:country="FR" style:font-size-asian="11pt" style:font-size-complex="11pt"/>
    </style:style>
    <style:style style:name="Retrait_20_corps_20_de_20_texte_20_3" style:display-name="Retrait corps de texte 3" style:family="paragraph" style:parent-style-name="Standard">
      <style:paragraph-properties fo:margin-left="0.1972in" fo:margin-right="0in" fo:text-indent="0in" style:auto-text-indent="false" fo:keep-with-next="always"/>
      <style:text-properties fo:language="fr" fo:country="FR"/>
    </style:style>
    <style:style style:name="Paragraphe" style:family="paragraph" style:parent-style-name="Standard">
      <style:paragraph-properties fo:margin-left="0in" fo:margin-right="0in" fo:margin-top="0in" fo:margin-bottom="0in" fo:hyphenation-ladder-count="no-limit" fo:text-indent="0.4902in" style:auto-text-indent="false"/>
      <style:text-properties style:font-name="Times New Roman" fo:font-size="12pt" fo:language="fr" fo:country="FR" style:font-size-asian="12pt" fo:hyphenate="false" fo:hyphenation-remain-char-count="2" fo:hyphenation-push-char-count="2"/>
    </style:style>
    <style:style style:name="Corps_20_de_20_texte_20_2" style:display-name="Corps de texte 2" style:family="paragraph" style:parent-style-name="Standard">
      <style:paragraph-properties fo:margin-top="0.0417in" fo:margin-bottom="0.0835in" fo:line-height="200%"/>
      <style:text-properties style:font-size-complex="10pt"/>
    </style:style>
    <style:style style:name="P1_20_puces" style:display-name="P1 puces" style:family="paragraph" style:parent-style-name="Standard">
      <style:paragraph-properties fo:margin-top="0in" fo:margin-bottom="0in" fo:line-height="150%"/>
      <style:text-properties style:font-name="Verdana" fo:font-size="9pt" fo:language="fr" fo:country="FR" style:font-size-asian="9pt" style:font-name-complex="Arial"/>
    </style:style>
    <style:style style:name="Corps_20_de_20_texte_20_3" style:display-name="Corps de texte 3" style:family="paragraph" style:parent-style-name="Standard">
      <style:text-properties fo:color="#0000ff" fo:language="fr" fo:country="FR"/>
    </style:style>
    <style:style style:name="L1" style:family="paragraph" style:parent-style-name="Standard" style:list-style-name="WW8Num17">
      <style:paragraph-properties fo:margin-left="0in" fo:margin-right="0in" fo:margin-top="0in" fo:margin-bottom="0in" fo:text-indent="0in" style:auto-text-indent="false"/>
      <style:text-properties style:font-name="Times New Roman" fo:font-size="12pt" fo:language="fr" fo:country="FR" style:font-size-asian="12pt"/>
    </style:style>
    <style:style style:name="Ligne_20_de_20_code" style:display-name="Ligne de code" style:family="paragraph" style:parent-style-name="Standard">
      <style:paragraph-properties fo:margin-left="0in" fo:margin-right="0in" fo:text-indent="0in" style:auto-text-indent="false" fo:background-color="#e6e6e6">
        <style:background-image/>
      </style:paragraph-properties>
      <style:text-properties style:font-name="Courier New" fo:font-size="9pt" fo:language="fr" fo:country="FR" style:font-size-asian="9pt"/>
    </style:style>
    <style:style style:name="Démarche" style:family="paragraph" style:parent-style-name="Standard">
      <style:paragraph-properties fo:margin-top="0in" fo:margin-bottom="0in"/>
      <style:text-properties style:font-name="Arial" fo:language="fr" fo:country="FR" style:font-size-complex="10pt"/>
    </style:style>
    <style:style style:name="Normal1" style:family="paragraph">
      <style:paragraph-properties fo:margin-left="0.7874in" fo:margin-right="0in" fo:margin-top="0in" fo:margin-bottom="0in" fo:orphans="2" fo:widows="2" fo:text-indent="0.1972in" style:auto-text-indent="false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iret_20_Liste" style:display-name="Tiret Liste" style:family="paragraph" style:parent-style-name="Standard" style:list-style-name="WW8Num10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language="fr" fo:country="FR" style:font-name-complex="Arial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Arial Unicode MS" style:font-size-complex="8pt"/>
    </style:style>
    <style:style style:name="Liste_20_à_20_puces_20_4" style:display-name="Liste à puces 4" style:family="paragraph" style:parent-style-name="Standard">
      <style:paragraph-properties fo:margin-left="0.8398in" fo:margin-right="0in" fo:margin-top="0in" fo:margin-bottom="0in" fo:text-align="start" style:justify-single-word="false" fo:hyphenation-ladder-count="no-limit" fo:text-indent="-0.25in" style:auto-text-indent="false">
        <style:tab-stops>
          <style:tab-stop style:position="0in"/>
        </style:tab-stops>
      </style:paragraph-properties>
      <style:text-properties style:font-name="Times New Roman" fo:language="fr" fo:country="FR" style:font-size-complex="10pt" fo:hyphenate="false" fo:hyphenation-remain-char-count="2" fo:hyphenation-push-char-count="2"/>
    </style:style>
    <style:style style:name="Titre_20_Couverture" style:display-name="Titre Couverture" style:family="paragraph" style:parent-style-name="Standard">
      <style:paragraph-properties fo:margin-top="0in" fo:margin-bottom="0in" fo:text-align="center" style:justify-single-word="false" fo:hyphenation-ladder-count="no-limit"/>
      <style:text-properties style:font-name="Times New Roman" fo:font-size="16pt" fo:language="fr" fo:country="FR" fo:font-weight="bold" style:font-size-asian="16pt" style:font-weight-asian="bold" style:font-size-complex="10pt" fo:hyphenate="false" fo:hyphenation-remain-char-count="2" fo:hyphenation-push-char-count="2"/>
    </style:style>
    <style:style style:name="Normal_20_centré" style:display-name="Normal centré" style:family="paragraph" style:parent-style-name="Standard">
      <style:paragraph-properties fo:margin-left="0.4925in" fo:margin-right="0.1972in" fo:margin-top="0in" fo:margin-bottom="0.139in" fo:text-indent="0.4339in" style:auto-text-indent="false"/>
      <style:text-properties style:font-name="Times New Roman" fo:font-size="12pt" fo:language="fr" fo:country="FR" style:font-name-asian="Times" style:font-size-asian="12pt" style:font-size-complex="10pt"/>
    </style:style>
    <style:style style:name="Enumération" style:family="paragraph" style:parent-style-name="Standard">
      <style:paragraph-properties fo:margin-left="0.25in" fo:margin-right="0in" fo:margin-top="0.028in" fo:margin-bottom="0in" fo:text-align="start" style:justify-single-word="false" fo:text-indent="-0.25in" style:auto-text-indent="false">
        <style:tab-stops>
          <style:tab-stop style:position="0in"/>
        </style:tab-stops>
      </style:paragraph-properties>
      <style:text-properties style:font-name="Times New Roman" fo:font-size="11pt" fo:language="fr" fo:country="FR" style:font-size-asian="11pt" style:font-size-complex="10pt"/>
    </style:style>
    <style:style style:name="Body_20_Text_20_Indent_20_21" style:display-name="Body Text Indent 21" style:family="paragraph" style:parent-style-name="Standard">
      <style:paragraph-properties fo:margin-left="0.5in" fo:margin-right="0in" fo:margin-top="0.0835in" fo:margin-bottom="0in" fo:keep-together="always" fo:text-indent="0in" style:auto-text-indent="false" style:text-autospace="none" style:punctuation-wrap="simple" style:vertical-align="baseline"/>
      <style:text-properties style:font-name="Palatino" fo:font-size="11pt" fo:language="fr" fo:country="FR" style:font-size-asian="11pt" style:font-size-complex="10pt"/>
    </style:style>
    <style:style style:name="Commentaire" style:family="paragraph" style:parent-style-name="Standard">
      <style:paragraph-properties fo:margin-top="0in" fo:margin-bottom="0in" fo:text-align="start" style:justify-single-word="false"/>
      <style:text-properties style:font-name="Times New Roman" fo:font-size="12pt" fo:language="fr" fo:country="FR" style:font-size-asian="12pt"/>
    </style:style>
    <style:style style:name="Normal-point1" style:family="paragraph" style:parent-style-name="Standard" style:list-style-name="WW8Num16">
      <style:paragraph-properties fo:margin-left="0in" fo:margin-right="0in" fo:margin-top="0in" fo:margin-bottom="0in" fo:text-indent="0in" style:auto-text-indent="false"/>
      <style:text-properties style:font-name="Verdana" fo:font-size="11pt" fo:language="fr" fo:country="FR" style:font-size-asian="11pt" style:font-size-complex="11pt"/>
    </style:style>
    <style:style style:name="Puce_20_1_20__3a__20_Point" style:display-name="Puce 1 : Point" style:family="paragraph" style:parent-style-name="Standard" style:list-style-name="WW8Num3">
      <style:paragraph-properties fo:margin-left="0in" fo:margin-right="0in" fo:keep-together="always" fo:text-indent="0in" style:auto-text-indent="false"/>
      <style:text-properties style:font-name="Verdana" fo:font-size="11pt" fo:language="fr" fo:country="FR" style:font-size-asian="11pt" style:font-size-complex="11pt"/>
    </style:style>
    <style:style style:name="_31_.1_20_Liste_20_Puce" style:display-name="1.1 Liste Puce" style:family="paragraph" style:parent-style-name="Standard" style:list-style-name="WW8Num2">
      <style:paragraph-properties fo:margin-left="0in" fo:margin-right="0in" fo:margin-top="0.0835in" fo:margin-bottom="0in" fo:text-indent="0in" style:auto-text-indent="false"/>
      <style:text-properties style:font-name="Verdana" fo:font-size="11pt" fo:language="fr" fo:country="FR" style:font-size-asian="11pt" style:font-size-complex="10pt"/>
    </style:style>
    <style:style style:name="WW-Standard" style:family="paragraph">
      <style:paragraph-properties fo:margin-left="0.1972in" fo:margin-right="0in" fo:text-align="justify" style:justify-single-word="false" fo:orphans="2" fo:widows="2" fo:text-indent="0in" style:auto-text-indent="false"/>
      <style:text-properties style:use-window-font-color="true" style:font-name="Arial" fo:font-size="12pt" fo:language="fr" fo:country="FR" style:font-name-asian="Times New Roman" style:font-size-asian="12pt" style:font-name-complex="Arial" style:font-size-complex="12pt" style:language-complex="ar" style:country-complex="SA"/>
    </style:style>
    <style:style style:name="Body_20_Text_20_21" style:display-name="Body Text 21" style:family="paragraph" style:parent-style-name="Standard">
      <style:paragraph-properties fo:margin-top="0in" fo:margin-bottom="0in" fo:text-align="center" style:justify-single-word="false"/>
      <style:text-properties fo:color="#000080" style:font-name="Verdana" fo:font-size="16pt" fo:language="fr" fo:country="FR" style:font-size-asian="16pt" style:language-asian="zxx" style:country-asian="none" style:font-size-complex="16pt"/>
    </style:style>
    <style:style style:name="Style_20_Liste_20_à_20_puce_20_2_20__2b__20_Book_20_Antiqua" style:display-name="Style Liste à puce 2 + Book Antiqua" style:family="paragraph" style:parent-style-name="Standard" style:list-style-name="WW8Num18">
      <style:paragraph-properties fo:margin-left="0.4917in" fo:margin-right="0in" fo:margin-top="0.0835in" fo:margin-bottom="0in" fo:keep-together="always" fo:text-indent="0in" style:auto-text-indent="false"/>
      <style:text-properties style:font-name="Book Antiqua" fo:font-size="11pt" fo:language="fr" fo:country="FR" style:font-size-asian="11pt" style:font-size-complex="10pt"/>
    </style:style>
    <style:style style:name="_20_Normal" style:display-name=" Normal" style:family="paragraph" style:parent-style-name="Standard">
      <style:paragraph-properties fo:margin-left="0.7874in" fo:margin-right="0in" fo:margin-top="0in" fo:margin-bottom="0in" fo:text-indent="0.1972in" style:auto-text-indent="false"/>
      <style:text-properties style:font-name="Times New Roman" fo:font-size="12pt" fo:language="fr" fo:country="FR" style:font-size-asian="12pt"/>
    </style:style>
    <style:style style:name="Liste_20_à_20_puce_20_3" style:display-name="Liste à puce 3" style:family="paragraph" style:parent-style-name="Standard">
      <style:paragraph-properties fo:margin-left="0.5in" fo:margin-right="0in" fo:margin-top="0.0417in" fo:margin-bottom="0in" fo:text-indent="0in" style:auto-text-indent="false">
        <style:tab-stops>
          <style:tab-stop style:position="0.25in"/>
        </style:tab-stops>
      </style:paragraph-properties>
      <style:text-properties fo:color="#000000" style:font-size-complex="10pt"/>
    </style:style>
    <style:style style:name="Liste_20_à_20_puce_20_2" style:display-name="Liste à puce 2" style:family="paragraph" style:parent-style-name="Standard" style:list-style-name="WW8Num4">
      <style:paragraph-properties fo:margin-left="0in" fo:margin-right="0in" fo:margin-top="0.0417in" fo:margin-bottom="0in" fo:text-indent="0in" style:auto-text-indent="false"/>
      <style:text-properties fo:language="fr" fo:country="FR"/>
    </style:style>
    <style:style style:name="Liste_20_à_20_puce_20_4" style:display-name="Liste à puce 4" style:family="paragraph" style:parent-style-name="Liste_20_à_20_puce_20_3">
      <style:paragraph-properties fo:margin-left="1.0236in" fo:margin-right="0in" fo:text-indent="-0.2362in" style:auto-text-indent="false">
        <style:tab-stops>
          <style:tab-stop style:position="-0.1945in"/>
        </style:tab-stops>
      </style:paragraph-properties>
      <style:text-properties fo:color="#000000" fo:language="fr" fo:country="FR" style:font-size-complex="12pt" style:font-weight-complex="bold"/>
    </style:style>
    <style:style style:name="ParStd" style:family="paragraph" style:parent-style-name="Standard">
      <style:paragraph-properties fo:margin-left="0.472in" fo:margin-right="0in" fo:margin-top="0in" fo:margin-bottom="0.0835in" fo:text-indent="0in" style:auto-text-indent="false"/>
      <style:text-properties style:font-name="Tahoma" fo:font-size="11pt" style:font-size-asian="11pt" style:font-size-complex="10pt"/>
    </style:style>
    <style:style style:name="Maintien_20_corps_20_de_20_texte" style:display-name="Maintien corps de texte" style:family="paragraph" style:parent-style-name="Text_20_body" style:next-style-name="Text_20_body">
      <style:paragraph-properties fo:margin-left="1.9701in" fo:margin-right="0in" fo:text-indent="0in" style:auto-text-indent="false" fo:keep-with-next="always" style:text-autospace="none" style:punctuation-wrap="simple" style:vertical-align="baseline"/>
      <style:text-properties fo:color="#000000" style:font-name="Arial" style:font-name-complex="Arial"/>
    </style:style>
    <style:style style:name="Date" style:family="paragraph" style:parent-style-name="Standard" style:next-style-name="Standard">
      <style:paragraph-properties fo:margin-left="1.9701in" fo:margin-right="0in" fo:margin-top="0.0417in" fo:margin-bottom="0in" fo:text-indent="0in" style:auto-text-indent="false" style:text-autospace="none" style:punctuation-wrap="simple" style:vertical-align="baseline"/>
      <style:text-properties style:font-name="Arial" style:font-name-complex="Arial" style:font-size-complex="10pt"/>
    </style:style>
    <style:style style:name="Liste_20_à_20_numéros" style:display-name="Liste à numéros" style:family="paragraph" style:parent-style-name="Standard" style:list-style-name="WW8StyleNum">
      <style:paragraph-properties fo:margin-left="0.1965in" fo:margin-right="0in" fo:margin-top="0.0417in" fo:margin-bottom="0in" fo:text-indent="-0.1965in" style:auto-text-indent="false" style:text-autospace="none" style:punctuation-wrap="simple" style:vertical-align="baseline"/>
      <style:text-properties style:font-name="Arial" fo:font-size="11pt" style:font-size-asian="11pt" style:font-name-complex="Arial" style:font-size-complex="11pt"/>
    </style:style>
    <style:style style:name="Objet_20_du_20_commentaire" style:display-name="Objet du commentaire" style:family="paragraph" style:parent-style-name="Commentaire" style:next-style-name="Commentaire">
      <style:paragraph-properties fo:margin-top="0.0417in" fo:margin-bottom="0.0417in" fo:text-align="justify" style:justify-single-word="false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Liste_20_à_20_puce_20_1_20_Char_20_Char_20_Char_20_Char_20_Char_20_Char_20_Char_20_Char_20_Char_20_Char" style:display-name="Liste à puce 1 Char Char Char Char Char Char Char Char Char Char" style:family="paragraph" style:parent-style-name="Standard" style:next-style-name="spip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  <style:text-properties style:font-size-complex="10pt"/>
    </style:style>
    <style:style style:name="blanc" style:family="paragraph" style:parent-style-name="Standard">
      <style:paragraph-properties fo:margin-top="0.1945in" fo:margin-bottom="0.1945in" fo:text-align="start" style:justify-single-word="false"/>
      <style:text-properties style:font-name="Times New Roman" fo:font-size="12pt" style:font-size-asian="12pt"/>
    </style:style>
    <style:style style:name="Table_20_des_20_illustrations" style:display-name="Table des illustrations" style:family="paragraph" style:parent-style-name="Standard" style:next-style-name="Standard"/>
    <style:style style:name="_32__b0__20_Titre" style:display-name="2° Titre" style:family="paragraph" style:parent-style-name="Standard" style:next-style-name="Standard">
      <style:paragraph-properties fo:margin-left="0.6752in" fo:margin-right="0in" fo:margin-top="0.1665in" fo:margin-bottom="0.0835in" fo:text-indent="-0.3in" style:auto-text-indent="false">
        <style:tab-stops>
          <style:tab-stop style:position="0.2in"/>
        </style:tab-stops>
      </style:paragraph-properties>
      <style:text-properties style:font-name="Times New Roman" fo:font-size="11pt" fo:font-weight="bold" style:font-size-asian="11pt" style:font-weight-asian="bold" style:font-size-complex="10pt"/>
    </style:style>
    <style:style style:name="titre_20_tableau_20_renvoie_20_vers_20_annexe" style:display-name="titre tableau renvoie vers annexe" style:family="paragraph" style:parent-style-name="Standard">
      <style:paragraph-properties fo:margin-top="0in" fo:margin-bottom="0.0835in" fo:text-align="center" style:justify-single-word="false"/>
      <style:text-properties style:font-name="Times New Roman" fo:font-size="12pt" fo:font-weight="bold" style:font-size-asian="12pt" style:font-weight-asian="bold"/>
    </style:style>
    <style:style style:name="Liste_20_à_20_puce_20_1_20_Char_20_Char_20_Char_20_Char_20_Char_20_Char_20_Char_20_Char_20_Char_20_Char_20_Car_20_Car_20_Char" style:display-name="Liste à puce 1 Char Char Char Char Char Char Char Char Char Char Car Car Char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</style:style>
    <style:style style:name="Liste_20_à_20_puce_20_1_20_Car_20_Char_20_Char_20_Char_20_Char_20_Char_20_Char_20_Car" style:display-name="Liste à puce 1 Car Char Char Char Char Char Char Car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</style:style>
    <style:style style:name="Liste_20_à_20_puce_20_1_20_Car_20_Char_20_Char_20_Char" style:display-name="Liste à puce 1 Car Char Char Char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  <style:text-properties style:font-size-complex="10pt"/>
    </style:style>
    <style:style style:name="Liste_20_à_20_puce_20_1" style:display-name="Liste à puce 1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</style:style>
    <style:style style:name="Liste_20_à_20_puce_20_1_20_Car_20_Char_20_Char_20_Char_20_Char_20_Char_20_Char" style:display-name="Liste à puce 1 Car Char Char Char Char Char Char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</style:style>
    <style:style style:name="western" style:family="paragraph" style:parent-style-name="Standard">
      <style:paragraph-properties fo:margin-left="0in" fo:margin-right="0in" fo:margin-top="0.1945in" fo:margin-bottom="0.0827in" fo:text-indent="0.2756in" style:auto-text-indent="false"/>
      <style:text-properties style:font-name="Times New Roman" style:font-size-complex="10pt"/>
    </style:style>
    <style:style style:name="Liste_20_à_20_puce_20_1_20_Char_20_Char_20_Char_20_Char_20_Char_20_Char_20_Char_20_Char_20_Char_20_Char_20_Car_20_Car" style:display-name="Liste à puce 1 Char Char Char Char Char Char Char Char Char Char Car Car" style:family="paragraph" style:parent-style-name="Standard" style:next-style-name="spip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  <style:text-properties style:font-size-complex="10pt"/>
    </style:style>
    <style:style style:name="Préformaté_20_HTML" style:display-name="Préformaté HTML" style:family="paragraph" style:parent-style-name="Standard">
      <style:paragraph-properties fo:margin-top="0in" fo:margin-bottom="0in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complex="Courier New" style:font-size-complex="10pt"/>
    </style:style>
    <style:style style:name="Liste_20_à_20_puce_20_1_20_Char_20_Char_20_Char_20_Char_20_Char_20_Char" style:display-name="Liste à puce 1 Char Char Char Char Char Char" style:family="paragraph" style:parent-style-name="Standard" style:next-style-name="Standard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</style:style>
    <style:style style:name="Liste_20_à_20_puce_20_1_20_Char_20_Char_20_Char_20_Char_20_Char" style:display-name="Liste à puce 1 Char Char Char Char Char" style:family="paragraph" style:parent-style-name="Standard" style:next-style-name="Liste_20_à_20_puce_20_2">
      <style:paragraph-properties fo:margin-left="0.5in" fo:margin-right="0in" fo:margin-top="0.0835in" fo:margin-bottom="0in" fo:keep-together="always" fo:text-indent="-0.25in" style:auto-text-indent="false">
        <style:tab-stops>
          <style:tab-stop style:position="0in"/>
        </style:tab-stops>
      </style:paragraph-properties>
      <style:text-properties style:font-size-complex="10pt"/>
    </style:style>
    <style:style style:name="Table_20_Text" style:display-name="Table Text" style:family="paragraph" style:parent-style-name="Standard">
      <style:paragraph-properties fo:margin-top="0.028in" fo:margin-bottom="0.0138in"/>
      <style:text-properties style:font-name="Times New Roman" style:font-size-complex="10pt"/>
    </style:style>
    <style:style style:name="Title_20_Block_20_Heading" style:display-name="Title Block Heading" style:family="paragraph" style:parent-style-name="Standard">
      <style:paragraph-properties fo:margin-top="0.0417in" fo:margin-bottom="0in" fo:text-align="start" style:justify-single-word="false"/>
      <style:text-properties style:font-name="Arial" fo:font-size="8pt" fo:language="en" fo:country="GB" style:font-size-asian="8pt" style:font-name-complex="Arial" style:font-size-complex="8pt"/>
    </style:style>
    <style:style style:name="puce_20_3" style:display-name="puce 3" style:family="paragraph" style:parent-style-name="Standard" style:list-style-name="WW8Num13">
      <style:paragraph-properties fo:margin-left="0in" fo:margin-right="0in" fo:margin-top="0.0138in" fo:margin-bottom="0.028in" fo:text-indent="0in" style:auto-text-indent="false"/>
      <style:text-properties style:font-name="Times New Roman" fo:font-size="11pt" style:font-size-asian="11pt" style:font-size-complex="11pt"/>
    </style:style>
    <style:style style:name="Footnote_20_Symbol" style:display-name="Footnote Symbol" style:family="text" style:parent-style-name="Police_20_par_20_défaut">
      <style:text-properties style:text-position="37% 100%" fo:font-size="8pt" style:font-size-asian="8pt" style:font-size-complex="8pt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fo:color="#c1131d" style:font-name="Symbol"/>
    </style:style>
    <style:style style:name="WW8Num1z2" style:family="text">
      <style:text-properties fo:color="#c03440" style:font-name="Wingdings 3" style:font-name-complex="Times New Roman"/>
    </style:style>
    <style:style style:name="WW8Num2z0" style:family="text">
      <style:text-properties style:font-name="Wingdings"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fo:color="#c1131d"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color="#c03440" style:font-name="Wingdings"/>
    </style:style>
    <style:style style:name="WW8Num5z1" style:family="text">
      <style:text-properties fo:color="#c1131d" style:font-name="Symbol"/>
    </style:style>
    <style:style style:name="WW8Num5z2" style:family="text">
      <style:text-properties fo:color="#c03440" style:font-name="Wingdings 3" style:font-name-complex="Times New Roman"/>
    </style:style>
    <style:style style:name="WW8Num6z0" style:family="text">
      <style:text-properties fo:color="#ff6600" style:font-name="Wingdings"/>
    </style:style>
    <style:style style:name="WW8Num6z2" style:family="text">
      <style:text-properties fo:color="#33cccc" style:font-name="Wingdings"/>
    </style:style>
    <style:style style:name="WW8Num6z3" style:family="text">
      <style:text-properties style:font-name="Symbol"/>
    </style:style>
    <style:style style:name="WW8Num6z5" style:family="text">
      <style:text-properties style:font-name="Wingdings"/>
    </style:style>
    <style:style style:name="WW8Num7z0" style:family="text">
      <style:text-properties fo:color="#c03440" style:font-name="Wingdings"/>
    </style:style>
    <style:style style:name="WW8Num7z1" style:family="text">
      <style:text-properties fo:color="#c1131d" style:font-name="Symbol"/>
    </style:style>
    <style:style style:name="WW8Num7z2" style:family="text">
      <style:text-properties fo:color="#c03440" style:font-name="Wingdings 3" style:font-name-complex="Times New Roman"/>
    </style:style>
    <style:style style:name="WW8Num8z0" style:family="text">
      <style:text-properties fo:color="#c03440" style:font-name="Wingdings"/>
    </style:style>
    <style:style style:name="WW8Num8z1" style:family="text">
      <style:text-properties fo:color="#c1131d" style:font-name="Symbol"/>
    </style:style>
    <style:style style:name="WW8Num8z2" style:family="text">
      <style:text-properties fo:color="#c03440" style:font-name="Wingdings 3" style:font-name-complex="Times New Roman"/>
    </style:style>
    <style:style style:name="WW8Num10z0" style:family="text">
      <style:text-properties style:font-name="Wingdings"/>
    </style:style>
    <style:style style:name="WW8Num11z0" style:family="text">
      <style:text-properties fo:color="#c1131d" style:font-name="Symbol" fo:font-size="11pt" style:font-size-asian="11pt" style:font-size-complex="11pt"/>
    </style:style>
    <style:style style:name="WW8Num11z1" style:family="text">
      <style:text-properties fo:color="#c1131d" style:font-name="Symbol"/>
    </style:style>
    <style:style style:name="WW8Num11z2" style:family="text">
      <style:text-properties fo:color="#c03440" style:font-name="Wingdings 3" style:font-name-complex="Times New Roman"/>
    </style:style>
    <style:style style:name="WW8Num12z0" style:family="text">
      <style:text-properties style:font-name="Wingdings"/>
    </style:style>
    <style:style style:name="WW8Num13z0" style:family="text">
      <style:text-properties style:font-name="Symbol"/>
    </style:style>
    <style:style style:name="WW8Num14z0" style:family="text">
      <style:text-properties style:font-name="Wingdings" style:font-name-asian="Times New Roman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fo:color="#c03440" style:font-name="Wingdings"/>
    </style:style>
    <style:style style:name="WW8Num15z1" style:family="text">
      <style:text-properties fo:color="#c03440" style:font-name="Wingdings 2" style:font-name-complex="Times New Roman"/>
    </style:style>
    <style:style style:name="WW8Num15z2" style:family="text">
      <style:text-properties fo:color="#c03440" style:font-name="Wingdings 3" style:font-name-complex="Times New Roman"/>
    </style:style>
    <style:style style:name="WW8Num16z0" style:family="text">
      <style:text-properties style:use-window-font-color="true" style:font-name="Symbol"/>
    </style:style>
    <style:style style:name="WW8Num17z0" style:family="text">
      <style:text-properties style:font-name="Symbol" fo:font-size="12pt" style:font-size-asian="12pt"/>
    </style:style>
    <style:style style:name="WW8Num18z0" style:family="text">
      <style:text-properties fo:color="#c1131d" style:font-name="Symbol"/>
    </style:style>
    <style:style style:name="WW8Num18z2" style:family="text">
      <style:text-properties fo:color="#c03440" style:font-name="Wingdings 3" style:font-name-complex="Times New Roman"/>
    </style:style>
    <style:style style:name="WW8Num19z0" style:family="text">
      <style:text-properties style:font-name="Wingdings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use-window-font-color="true" style:font-name="Symbol"/>
    </style:style>
    <style:style style:name="Police_20_par_20_défaut" style:display-name="Police par défaut" style:family="text"/>
    <style:style style:name="accroche1" style:family="text" style:parent-style-name="Police_20_par_20_défaut">
      <style:text-properties fo:color="#000000" style:text-line-through-style="none" style:font-name="Verdana" fo:font-size="9pt" style:text-underline-style="none" style:font-size-asian="9pt" style:font-size-complex="9pt"/>
    </style:style>
    <style:style style:name="txtcontenu1" style:family="text" style:parent-style-name="Police_20_par_20_défaut">
      <style:text-properties fo:color="#000000" style:text-line-through-style="none" style:font-name="Verdana" fo:font-size="8.5pt" style:text-underline-style="none" style:font-size-asian="8.5pt" style:font-size-complex="8.5pt"/>
    </style:style>
    <style:style style:name="Normal_20_Car" style:display-name="Normal Car" style:family="text" style:parent-style-name="Police_20_par_20_défaut">
      <style:text-properties fo:font-size="12pt" fo:language="fr" fo:country="FR" style:font-size-asian="12pt" style:font-size-complex="12pt" style:language-complex="ar" style:country-complex="SA"/>
    </style:style>
    <style:style style:name="Hyperlink1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yle_20_Liste_20_à_20_puce_20_2_20__2b__20_Book_20_Antiqua_20_Car" style:display-name="Style Liste à puce 2 + Book Antiqua Car" style:family="text" style:parent-style-name="Police_20_par_20_défaut">
      <style:text-properties style:font-name="Book Antiqua" fo:font-size="11pt" fo:language="fr" fo:country="FR" style:font-size-asian="11pt" style:language-complex="ar" style:country-complex="SA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Liste_20_à_20_puce_20_1_20_Car_20_Char_20_Char_20_Char_20_Car_20_Car" style:display-name="Liste à puce 1 Car Char Char Char Car Car" style:family="text" style:parent-style-name="Police_20_par_20_défaut">
      <style:text-properties style:font-name="Arial Narrow1" fo:language="fr" fo:country="FR" style:language-complex="ar" style:country-complex="SA"/>
    </style:style>
    <style:style style:name="Degré_20_1" style:display-name="Degré 1" style:family="text" style:parent-style-name="Police_20_par_20_défaut">
      <style:text-properties fo:color="#c1131d" style:font-name="Arial" fo:font-size="16pt" fo:language="fr" fo:country="FR" fo:font-weight="bold" style:letter-kerning="true" style:font-size-asian="16pt" style:font-weight-asian="bold" style:font-size-complex="16pt" style:language-complex="ar" style:country-complex="SA"/>
    </style:style>
    <style:style style:name="Liste_20_à_20_puce_20_1_20_Char_20_Char_20_Char_20_Char_20_Char_20_Char_20_Char_20_Char_20_Char_20_Char_20_Char" style:display-name="Liste à puce 1 Char Char Char Char Char Char Char Char Char Char Char" style:family="text" style:parent-style-name="Police_20_par_20_défaut">
      <style:text-properties style:font-name="Arial Narrow1" fo:language="fr" fo:country="FR" style:language-complex="ar" style:country-complex="SA"/>
    </style:style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_20_Car_20_Car" style:display-name=" Car Car" style:family="text" style:parent-style-name="Police_20_par_20_défaut">
      <style:text-properties fo:color="#ff0000" style:font-name="Tahoma" fo:language="fr" fo:country="FR" style:language-complex="ar" style:country-complex="SA"/>
    </style:style>
    <style:style style:name="Liste_20_à_20_puce_20_1_20_Char_20_Char_20_Char_20_Char_20_Char_20_Char_20_Char_20_Char_20_Char_20_Char_20_Car_20_Car_20_Char_20_Char" style:display-name="Liste à puce 1 Char Char Char Char Char Char Char Char Char Char Car Car Char Ch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Liste_20_à_20_puce_20_1_20_Car" style:display-name="Liste à puce 1 C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Liste_20_à_20_puce_20_1_20_Car_20_Char_20_Char_20_Char_20_Char_20_Char_20_Char_20_Car_20_Car" style:display-name="Liste à puce 1 Car Char Char Char Char Char Char Car C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Liste_20_à_20_puce_20_1_20_Car_20_Char_20_Char_20_Char_20_Char_20_Char_20_Char_20_Char" style:display-name="Liste à puce 1 Car Char Char Char Char Char Char Char" style:family="text" style:parent-style-name="Police_20_par_20_défaut">
      <style:text-properties style:font-name="Arial Narrow1" fo:language="fr" fo:country="FR" style:language-complex="ar" style:country-complex="SA"/>
    </style:style>
    <style:style style:name="Liste_20_à_20_puce_20_1_20_Char_20_Char_20_Char_20_Char_20_Char_20_Char_20_Char_20_Char_20_Char_20_Char_20_Car" style:display-name="Liste à puce 1 Char Char Char Char Char Char Char Char Char Char Car" style:family="text" style:parent-style-name="Police_20_par_20_défaut">
      <style:text-properties style:font-name="Arial Narrow1" fo:language="fr" fo:country="FR" style:language-complex="ar" style:country-complex="SA"/>
    </style:style>
    <style:style style:name="_20_Car_20_Car1" style:display-name=" Car Car1" style:family="text" style:parent-style-name="Police_20_par_20_défaut">
      <style:text-properties fo:color="#ff0000" style:font-name="Tahoma" fo:language="fr" fo:country="FR" style:language-complex="ar" style:country-complex="SA"/>
    </style:style>
    <style:style style:name="Liste_20_à_20_puce_20_1_20_Char_20_Char_20_Char_20_Char_20_Char_20_Char_20_Char_20_Char_20_Char_20_Char_20_Car_20_Car_20_Char_20_Car" style:display-name="Liste à puce 1 Char Char Char Char Char Char Char Char Char Char Car Car Char C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Liste_20_à_20_puce_20_1_20_Car_20_Car" style:display-name="Liste à puce 1 Car C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H5" style:family="text" style:parent-style-name="Police_20_par_20_défaut">
      <style:text-properties fo:color="#c1131d" style:font-name="Arial" fo:language="fr" fo:country="FR" fo:font-weight="bold" style:font-weight-asian="bold" style:language-complex="ar" style:country-complex="SA"/>
    </style:style>
    <style:style style:name="H4" style:family="text" style:parent-style-name="Police_20_par_20_défaut">
      <style:text-properties fo:color="#c1131d" style:font-name="Arial" fo:language="fr" fo:country="FR" fo:font-style="italic" style:font-style-asian="italic" style:language-complex="ar" style:country-complex="SA"/>
    </style:style>
    <style:style style:name="Liste_20_à_20_puce_20_1_20_Char_20_Char_20_Char_20_Char_20_Char_20_Char_20_Char" style:display-name="Liste à puce 1 Char Char Char Char Char Char Ch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h5_20_Char" style:display-name="h5 Char" style:family="text" style:parent-style-name="Police_20_par_20_défaut">
      <style:text-properties fo:color="#c1131d" style:font-name="Arial" fo:language="fr" fo:country="FR" fo:font-weight="bold" style:font-weight-asian="bold" style:language-complex="ar" style:country-complex="SA"/>
    </style:style>
    <style:style style:name="Liste_20_à_20_puce_20_1_20_Char_20_Char_20_Char_20_Char_20_Char_20_Char_20_Char_20_Char" style:display-name="Liste à puce 1 Char Char Char Char Char Char Char Char" style:family="text" style:parent-style-name="Police_20_par_20_défaut">
      <style:text-properties style:font-name="Arial Narrow1" fo:language="fr" fo:country="FR" style:font-size-complex="12pt" style:language-complex="ar" style:country-complex="SA"/>
    </style:style>
    <style:style style:name="WW8Num8z3" style:family="text">
      <style:text-properties style:font-name="Symbol"/>
    </style:style>
    <style:style style:name="WW8Num8z4" style:family="text">
      <style:text-properties style:font-name="Times New Roman" style:font-name-asian="Times New Roman"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25in"/>
      </text:outline-level-style>
      <text:outline-level-style text:level="2" style:num-suffix="." style:num-format="1" text:display-levels="2">
        <style:list-level-properties text:space-before="0.3752in" text:min-label-width="0.3in"/>
      </text:outline-level-style>
      <text:outline-level-style text:level="3" style:num-suffix="." style:num-format="1" text:display-levels="3">
        <style:list-level-properties text:space-before="0.498in" text:min-label-width="0.35in"/>
      </text:outline-level-style>
      <text:outline-level-style text:level="4" style:num-suffix="." style:num-format="1" text:display-levels="4">
        <style:list-level-properties text:space-before="0.748in" text:min-label-width="0.45in"/>
      </text:outline-level-style>
      <text:outline-level-style text:level="5" style:num-suffix="." style:num-format="1" text:display-levels="5">
        <style:list-level-properties text:space-before="0.998in" text:min-label-width="0.55in"/>
      </text:outline-level-style>
      <text:outline-level-style text:level="6" style:num-suffix="." style:num-format="1" text:display-levels="6">
        <style:list-level-properties text:space-before="1.248in" text:min-label-width="0.65in"/>
      </text:outline-level-style>
      <text:outline-level-style text:level="7" style:num-suffix="." style:num-format="1" text:display-levels="7">
        <style:list-level-properties text:space-before="1.498in" text:min-label-width="0.75in"/>
      </text:outline-level-style>
      <text:outline-level-style text:level="8" style:num-suffix="." style:num-format="1" text:display-levels="8">
        <style:list-level-properties text:space-before="1.748in" text:min-label-width="0.85in"/>
      </text:outline-level-style>
      <text:outline-level-style text:level="9" style:num-suffix="." style:num-format="1" text:display-levels="9">
        <style:list-level-properties text:space-before="1.998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3937in" text:min-label-width="0.3937in"/>
        <style:text-properties style:font-name="Symbol"/>
      </text:list-level-style-bullet>
      <text:list-level-style-bullet text:level="3" text:style-name="WW8Num1z2" style:num-suffix="." text:bullet-char="">
        <style:list-level-properties text:space-before="0.7874in" text:min-label-width="0.3937in"/>
        <style:text-properties style:font-name="Wingdings 3"/>
      </text:list-level-style-bullet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min-label-width="0.25in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5z1" style:num-suffix="." text:bullet-char="">
        <style:list-level-properties text:space-before="0.6437in" text:min-label-width="0.3937in"/>
        <style:text-properties style:font-name="Symbol"/>
      </text:list-level-style-bullet>
      <text:list-level-style-bullet text:level="3" text:style-name="WW8Num5z2" style:num-suffix="." text:bullet-char="">
        <style:list-level-properties text:space-before="1.0374in" text:min-label-width="0.3937in"/>
        <style:text-properties style:font-name="Wingdings 3"/>
      </text:list-level-style-bullet>
      <text:list-level-style-number text:level="4" style:num-format="1" text:start-value="0">
        <style:list-level-properties text:space-before="0.25in"/>
      </text:list-level-style-number>
      <text:list-level-style-number text:level="5" style:num-format="1" text:start-value="0">
        <style:list-level-properties text:space-before="0.25in"/>
      </text:list-level-style-number>
      <text:list-level-style-number text:level="6" style:num-format="1" text:start-value="0">
        <style:list-level-properties text:space-before="0.25in"/>
      </text:list-level-style-number>
      <text:list-level-style-number text:level="7" style:num-format="1" text:start-value="0">
        <style:list-level-properties text:space-before="0.25in"/>
      </text:list-level-style-number>
      <text:list-level-style-number text:level="8" style:num-format="1" text:start-value="0">
        <style:list-level-properties text:space-before="0.25in"/>
      </text:list-level-style-number>
      <text:list-level-style-number text:level="9" style:num-format="1" text:start-value="0">
        <style:list-level-properties text:space-before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">
        <style:list-level-properties text:space-before="0.5795in" text:min-label-width="0.2366in"/>
        <style:text-properties style:font-name="Wingdings"/>
      </text:list-level-style-bullet>
      <text:list-level-style-bullet text:level="2" text:style-name="WW8Num6z0" style:num-suffix="." text:bullet-char="">
        <style:list-level-properties text:space-before="0.3823in" text:min-label-width="0.4602in"/>
        <style:text-properties style:font-name="Wingdings"/>
      </text:list-level-style-bullet>
      <text:list-level-style-bullet text:level="3" text:style-name="WW8Num6z2" style:num-suffix="." text:bullet-char="">
        <style:list-level-properties text:space-before="0.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0.5795in" text:min-label-width="0.472in"/>
        <style:text-properties style:font-name="Symbol"/>
      </text:list-level-style-bullet>
      <text:list-level-style-bullet text:level="5" text:style-name="WW8Num6z3" style:num-suffix="." text:bullet-char="">
        <style:list-level-properties text:space-before="1.3425in" text:min-label-width="0.25in"/>
        <style:text-properties style:font-name="Symbol"/>
      </text:list-level-style-bullet>
      <text:list-level-style-bullet text:level="6" text:style-name="WW8Num6z5" style:num-suffix="." text:bullet-char="">
        <style:list-level-properties text:space-before="1.5925in" text:min-label-width="0.25in"/>
        <style:text-properties style:font-name="Wingdings"/>
      </text:list-level-style-bullet>
      <text:list-level-style-bullet text:level="7" text:style-name="WW8Num6z5" style:num-suffix="." text:bullet-char="">
        <style:list-level-properties text:space-before="1.8425in" text:min-label-width="0.2484in"/>
        <style:text-properties style:font-name="Wingdings"/>
      </text:list-level-style-bullet>
      <text:list-level-style-bullet text:level="8" text:style-name="WW8Num6z3" style:num-suffix="." text:bullet-char="">
        <style:list-level-properties text:space-before="2.0925in" text:min-label-width="0.25in"/>
        <style:text-properties style:font-name="Symbol"/>
      </text:list-level-style-bullet>
      <text:list-level-style-bullet text:level="9" text:style-name="WW8Num6z3" style:num-suffix="." text:bullet-char="">
        <style:list-level-properties text:space-before="2.34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7z1" style:num-suffix="." text:bullet-char="">
        <style:list-level-properties text:space-before="0.6437in" text:min-label-width="0.3937in"/>
        <style:text-properties style:font-name="Symbol"/>
      </text:list-level-style-bullet>
      <text:list-level-style-bullet text:level="3" text:style-name="WW8Num7z2" style:num-suffix="." text:bullet-char="">
        <style:list-level-properties text:space-before="1.0374in" text:min-label-width="0.3937in"/>
        <style:text-properties style:font-name="Wingdings 3"/>
      </text:list-level-style-bullet>
      <text:list-level-style-number text:level="4" style:num-format="1" text:start-value="0">
        <style:list-level-properties text:space-before="0.25in"/>
      </text:list-level-style-number>
      <text:list-level-style-number text:level="5" style:num-format="1" text:start-value="0">
        <style:list-level-properties text:space-before="0.25in"/>
      </text:list-level-style-number>
      <text:list-level-style-number text:level="6" style:num-format="1" text:start-value="0">
        <style:list-level-properties text:space-before="0.25in"/>
      </text:list-level-style-number>
      <text:list-level-style-number text:level="7" style:num-format="1" text:start-value="0">
        <style:list-level-properties text:space-before="0.25in"/>
      </text:list-level-style-number>
      <text:list-level-style-number text:level="8" style:num-format="1" text:start-value="0">
        <style:list-level-properties text:space-before="0.25in"/>
      </text:list-level-style-number>
      <text:list-level-style-number text:level="9" style:num-format="1" text:start-value="0">
        <style:list-level-properties text:space-before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8z1" style:num-suffix="." text:bullet-char="">
        <style:list-level-properties text:space-before="0.6437in" text:min-label-width="0.3937in"/>
        <style:text-properties style:font-name="Symbol"/>
      </text:list-level-style-bullet>
      <text:list-level-style-bullet text:level="3" text:style-name="WW8Num8z2" style:num-suffix="." text:bullet-char="">
        <style:list-level-properties text:space-before="1.0374in" text:min-label-width="0.3937in"/>
        <style:text-properties style:font-name="Wingdings 3"/>
      </text:list-level-style-bullet>
      <text:list-level-style-number text:level="4" style:num-format="1" text:start-value="0">
        <style:list-level-properties text:space-before="0.25in"/>
      </text:list-level-style-number>
      <text:list-level-style-number text:level="5" style:num-format="1" text:start-value="0">
        <style:list-level-properties text:space-before="0.25in"/>
      </text:list-level-style-number>
      <text:list-level-style-number text:level="6" style:num-format="1" text:start-value="0">
        <style:list-level-properties text:space-before="0.25in"/>
      </text:list-level-style-number>
      <text:list-level-style-number text:level="7" style:num-format="1" text:start-value="0">
        <style:list-level-properties text:space-before="0.25in"/>
      </text:list-level-style-number>
      <text:list-level-style-number text:level="8" style:num-format="1" text:start-value="0">
        <style:list-level-properties text:space-before="0.25in"/>
      </text:list-level-style-number>
      <text:list-level-style-number text:level="9" style:num-format="1" text:start-value="0">
        <style:list-level-properties text:space-before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3752in" text:min-label-width="0.3in"/>
      </text:list-level-style-number>
      <text:list-level-style-number text:level="3" style:num-suffix="." style:num-format="1" text:display-levels="3">
        <style:list-level-properties text:space-before="0.498in" text:min-label-width="0.35in"/>
      </text:list-level-style-number>
      <text:list-level-style-number text:level="4" style:num-suffix="." style:num-format="1" text:display-levels="4">
        <style:list-level-properties text:space-before="0.748in" text:min-label-width="0.45in"/>
      </text:list-level-style-number>
      <text:list-level-style-number text:level="5" style:num-suffix="." style:num-format="1" text:display-levels="5">
        <style:list-level-properties text:space-before="0.998in" text:min-label-width="0.55in"/>
      </text:list-level-style-number>
      <text:list-level-style-number text:level="6" style:num-suffix="." style:num-format="1" text:display-levels="6">
        <style:list-level-properties text:space-before="1.248in" text:min-label-width="0.65in"/>
      </text:list-level-style-number>
      <text:list-level-style-number text:level="7" style:num-suffix="." style:num-format="1" text:display-levels="7">
        <style:list-level-properties text:space-before="1.498in" text:min-label-width="0.75in"/>
      </text:list-level-style-number>
      <text:list-level-style-number text:level="8" style:num-suffix="." style:num-format="1" text:display-levels="8">
        <style:list-level-properties text:space-before="1.748in" text:min-label-width="0.85in"/>
      </text:list-level-style-number>
      <text:list-level-style-number text:level="9" style:num-suffix="." style:num-format="1" text:display-levels="9">
        <style:list-level-properties text:space-before="1.998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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1z1" style:num-suffix="." text:bullet-char="">
        <style:list-level-properties text:space-before="-0.0894in" text:min-label-width="0.3937in"/>
        <style:text-properties style:font-name="Symbol"/>
      </text:list-level-style-bullet>
      <text:list-level-style-bullet text:level="3" text:style-name="WW8Num11z2" style:num-suffix="." text:bullet-char="">
        <style:list-level-properties text:space-before="0.3043in" text:min-label-width="0.3937in"/>
        <style:text-properties style:font-name="Wingdings 3"/>
      </text:list-level-style-bullet>
      <text:list-level-style-number text:level="4" style:num-format="1" text:start-value="0">
        <style:list-level-properties text:space-before="0.4835in"/>
      </text:list-level-style-number>
      <text:list-level-style-number text:level="5" style:num-format="1" text:start-value="0">
        <style:list-level-properties text:space-before="0.4835in"/>
      </text:list-level-style-number>
      <text:list-level-style-number text:level="6" style:num-format="1" text:start-value="0">
        <style:list-level-properties text:space-before="0.4835in"/>
      </text:list-level-style-number>
      <text:list-level-style-number text:level="7" style:num-format="1" text:start-value="0">
        <style:list-level-properties text:space-before="0.4835in"/>
      </text:list-level-style-number>
      <text:list-level-style-number text:level="8" style:num-format="1" text:start-value="0">
        <style:list-level-properties text:space-before="0.4835in"/>
      </text:list-level-style-number>
      <text:list-level-style-number text:level="9" style:num-format="1" text:start-value="0">
        <style:list-level-properties text:space-before="0.483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">
        <style:list-level-properties text:space-before="0.2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5z1" style:num-suffix="." text:bullet-char="">
        <style:list-level-properties text:space-before="0.8937in" text:min-label-width="0.3937in"/>
        <style:text-properties style:font-name="Wingdings 2"/>
      </text:list-level-style-bullet>
      <text:list-level-style-bullet text:level="3" text:style-name="WW8Num15z2" style:num-suffix="." text:bullet-char="">
        <style:list-level-properties text:space-before="1.2874in" text:min-label-width="0.3937in"/>
        <style:text-properties style:font-name="Wingdings 3"/>
      </text:list-level-style-bullet>
      <text:list-level-style-number text:level="4" style:num-format="1" text:start-value="0">
        <style:list-level-properties text:space-before="0.5in"/>
      </text:list-level-style-number>
      <text:list-level-style-number text:level="5" style:num-format="1" text:start-value="0">
        <style:list-level-properties text:space-before="0.5in"/>
      </text:list-level-style-number>
      <text:list-level-style-number text:level="6" style:num-format="1" text:start-value="0">
        <style:list-level-properties text:space-before="0.5in"/>
      </text:list-level-style-number>
      <text:list-level-style-number text:level="7" style:num-format="1" text:start-value="0">
        <style:list-level-properties text:space-before="0.5in"/>
      </text:list-level-style-number>
      <text:list-level-style-number text:level="8" style:num-format="1" text:start-value="0">
        <style:list-level-properties text:space-before="0.5in"/>
      </text:list-level-style-number>
      <text:list-level-style-number text:level="9" style:num-format="1" text:start-value="0">
        <style:list-level-properties text:space-before="0.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bullet text:level="1" text:style-name="WW8Num18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8z0" style:num-suffix="." text:bullet-char="">
        <style:list-level-properties text:space-before="0.3937in" text:min-label-width="0.3937in"/>
        <style:text-properties style:font-name="Symbol"/>
      </text:list-level-style-bullet>
      <text:list-level-style-bullet text:level="3" text:style-name="WW8Num18z2" style:num-suffix="." text:bullet-char="">
        <style:list-level-properties text:space-before="0.7874in" text:min-label-width="0.3937in"/>
        <style:text-properties style:font-name="Wingdings 3"/>
      </text:list-level-style-bullet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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">
        <style:list-level-properties text:space-before="1.1815in" text:min-label-width="0.196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30" style:family="table">
      <style:table-properties style:width="6.6854in" fo:margin-left="-0.0014in" fo:margin-right="0.0083in" table:align="margins" style:writing-mode="lr-tb"/>
    </style:style>
    <style:style style:name="Tableau30.A" style:family="table-column">
      <style:table-column-properties style:column-width="1.7806in" style:rel-column-width="17454*"/>
    </style:style>
    <style:style style:name="Tableau30.B" style:family="table-column">
      <style:table-column-properties style:column-width="3.1792in" style:rel-column-width="31164*"/>
    </style:style>
    <style:style style:name="Tableau30.C" style:family="table-column">
      <style:table-column-properties style:column-width="1.7257in" style:rel-column-width="16917*"/>
    </style:style>
    <style:style style:name="Tableau30.1" style:family="table-row">
      <style:table-row-properties style:min-row-height="1.1632in" style:keep-together="false" fo:keep-together="always"/>
    </style:style>
    <style:style style:name="Tableau30.A1" style:family="table-cell">
      <style:table-cell-properties style:vertical-align="middle" fo:padding-left="0.0486in" fo:padding-right="0.0486in" fo:padding-top="0in" fo:padding-bottom="0in" fo:border-left="0.0069in solid #808080" fo:border-right="none" fo:border-top="0.0069in solid #808080" fo:border-bottom="0.0069in solid #808080" style:writing-mode="lr-tb"/>
    </style:style>
    <style:style style:name="Tableau30.C1" style:family="table-cell">
      <style:table-cell-properties style:vertical-align="middle" fo:padding-left="0.0486in" fo:padding-right="0.0486in" fo:padding-top="0in" fo:padding-bottom="0in" fo:border="0.0069in solid #808080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Standard">
      <style:paragraph-properties fo:margin-top="0in" fo:margin-bottom="0.1945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MP3" style:family="paragraph" style:parent-style-name="Standard">
      <style:paragraph-properties fo:margin-top="0.1945in" fo:margin-bottom="0in" fo:text-align="center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MP4" style:family="paragraph" style:parent-style-name="Header">
      <style:paragraph-properties fo:margin-top="0.0417in" fo:margin-bottom="0.0417in" fo:orphans="2" fo:widows="2" style:snap-to-layout-grid="false" style:writing-mode="lr-tb"/>
      <style:text-properties style:use-window-font-color="true" style:font-name="Arial Narrow1" fo:font-size="10pt" style:font-name-asian="Times New Roman" style:font-size-asian="10pt" style:font-name-complex="Times New Roman" style:font-size-complex="12pt" style:language-complex="ar" style:country-complex="SA"/>
    </style:style>
    <style:style style:name="MP5" style:family="paragraph" style:parent-style-name="Standard">
      <style:paragraph-properties fo:margin-top="0.0417in" fo:margin-bottom="0in"/>
      <style:text-properties fo:language="zxx" fo:country="none" style:language-asian="zxx" style:country-asian="none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 style:parent-style-name="Footer">
      <style:paragraph-properties fo:margin-left="2.25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9pt" fo:language="zxx" fo:country="none" fo:font-weight="bold" style:font-size-asian="9pt" style:language-asian="zxx" style:country-asian="none" style:font-weight-asian="bold"/>
    </style:style>
    <style:style style:name="MP8" style:family="paragraph" style:parent-style-name="Footer">
      <style:paragraph-properties fo:margin-left="1.5736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fo:font-weight="bold" style:font-size-asian="6pt" style:font-weight-asian="bold" style:font-size-complex="6pt"/>
    </style:style>
    <style:style style:name="MP9" style:family="paragraph" style:parent-style-name="Footer">
      <style:paragraph-properties fo:margin-left="1.5736in" fo:margin-right="0.7866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style:font-size-asian="6pt" style:font-size-complex="6pt"/>
    </style:style>
    <style:style style:name="MP10" style:family="paragraph" style:parent-style-name="Footer">
      <style:paragraph-properties fo:margin-left="1.5909in" fo:margin-right="0in" fo:text-align="start" style:justify-single-word="false" fo:text-indent="0in" style:auto-text-indent="false">
        <style:tab-stops>
          <style:tab-stop style:position="0.6339in" style:type="center"/>
          <style:tab-stop style:position="3.5181in" style:type="right"/>
        </style:tab-stops>
      </style:paragraph-properties>
      <style:text-properties fo:font-size="6pt" style:font-size-asian="6pt" style:font-size-complex="6pt"/>
    </style:style>
    <style:style style:name="MP11" style:family="paragraph" style:parent-style-name="Footer">
      <style:paragraph-properties fo:margin-left="1.5909in" fo:margin-right="0in" fo:text-align="justify" style:justify-single-word="false" fo:text-indent="0in" style:auto-text-indent="false">
        <style:tab-stops>
          <style:tab-stop style:position="0.6339in" style:type="center"/>
          <style:tab-stop style:position="3.5181in" style:type="right"/>
          <style:tab-stop style:position="4.5425in" style:type="right"/>
        </style:tab-stops>
      </style:paragraph-properties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626in" svg:stroke-color="#c1131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626in" svg:stroke-color="#c00d2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3937in" fo:margin-bottom="0.3862in" fo:margin-left="0.7874in" fo:margin-right="0.7874in" style:writing-mode="lr-tb" style:layout-grid-color="#c0c0c0" style:layout-grid-lines="43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au30" table:style-name="Tableau30">
          <table:table-column table:style-name="Tableau30.A"/>
          <table:table-column table:style-name="Tableau30.B"/>
          <table:table-column table:style-name="Tableau30.C"/>
          <table:table-row table:style-name="Tableau30.1">
            <table:table-cell table:style-name="Tableau30.A1" office:value-type="string">
              <text:p text:style-name="MP1"><draw:frame draw:style-name="Mfr1" draw:name="graphics1" text:anchor-type="paragraph" svg:x="5.1299in" svg:y="-0.2453in" svg:width="1.3646in" svg:height="0.9146in" draw:z-index="13"><draw:image xlink:href="Pictures/100002000000005B0000003D3AB755E2.gif" xlink:type="simple" xlink:show="embed" xlink:actuate="onLoad"/></draw:frame><text:bookmark text:name="OLE_LINK5"/><draw:frame draw:style-name="Mfr2" draw:name="Image9" text:anchor-type="as-char" svg:y="-0.2528in" svg:width="1.6264in" svg:height="0.3984in" draw:z-index="27"><draw:image xlink:href="Pictures/10000201000007D0000001EA493EF034.png" xlink:type="simple" xlink:show="embed" xlink:actuate="onLoad"/></draw:frame></text:p>
            </table:table-cell>
            <table:table-cell table:style-name="Tableau30.A1" office:value-type="string">
              <text:p text:style-name="MP2"/>
              <text:p text:style-name="MP3">Spécifications fonctionnelles et techniques détaillées<text:line-break/><text:line-break/></text:p>
            </table:table-cell>
            <table:table-cell table:style-name="Tableau30.C1" office:value-type="string">
              <text:p text:style-name="MP4"/>
            </table:table-cell>
          </table:table-row>
        </table:table>
        <text:p text:style-name="MP5"><draw:line text:anchor-type="char" draw:z-index="55" draw:style-name="Mgr1" draw:text-style-name="MP6" svg:x1="0.011in" svg:y1="0.0728in" svg:x2="6.6776in" svg:y2="0.0728in"><text:p/></draw:line></text:p>
      </style:header>
      <style:footer>
        <text:p text:style-name="MP7"><draw:line text:anchor-type="char" draw:z-index="41" draw:style-name="Mgr2" draw:text-style-name="MP6" svg:x1="-0.0075in" svg:y1="0.098in" svg:x2="6.6969in" svg:y2="0.098in"><text:p/></draw:line></text:p>
        <text:p text:style-name="MP8">LINAGORA GSO</text:p>
        <text:p text:style-name="MP9">4, Rue Giotto – Parc technologique – 31520 Ramonville Saint-agne</text:p>
        <text:p text:style-name="MP10">Tél. : 05 62 19 24 91 – Fax : <text:s/>05 62 19 24 92</text:p>
        <text:p text:style-name="MP11"><text:span text:style-name="MT1">N° SIRET : 414 316 125 00015<text:tab/><text:tab/></text:span><text:span text:style-name="MT1"><text:page-number text:select-page="current">9</text:page-number></text:span><text:span text:style-name="MT1">/</text:span><text:span text:style-name="Page_20_Number"><text:span text:style-name="MT1"><text:page-count style:num-format="1">1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Service de synchronisation OBM-Sync</dc:title>
    <meta:initial-creator>Sébastien Bahloul</meta:initial-creator>
    <meta:creation-date>2005-07-25T07:23:00</meta:creation-date>
    <dc:creator>Thomas Cataldo</dc:creator>
    <dc:date>2009-07-23T10:26:15</dc:date>
    <meta:print-date>2007-12-19T08:59:03</meta:print-date>
    <meta:keyword>obm-sync obm webservice rest</meta:keyword>
    <dc:language>fr-FR</dc:language>
    <meta:editing-cycles>266</meta:editing-cycles>
    <meta:editing-duration>PT30H06M20S</meta:editing-duration>
    <meta:document-statistic meta:table-count="20" meta:image-count="2" meta:object-count="0" meta:page-count="14" meta:paragraph-count="386" meta:word-count="1355" meta:character-count="11931"/>
    <meta:user-defined meta:name="Info 1"/>
    <meta:user-defined meta:name="Info 2">Thomas Cataldo</meta:user-defined>
    <meta:user-defined meta:name="Info 3"/>
    <meta:user-defined meta:name="Info 4"/>
  </office:meta>
</office:document-meta>
</file>